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7" manifest:media-type="application/vnd.sun.star.oleobject"/>
  <manifest:file-entry manifest:full-path="Object 81" manifest:media-type="application/vnd.sun.star.oleobject"/>
  <manifest:file-entry manifest:full-path="Object 16" manifest:media-type="application/vnd.sun.star.oleobject"/>
  <manifest:file-entry manifest:full-path="Object 2" manifest:media-type="application/vnd.sun.star.oleobject"/>
  <manifest:file-entry manifest:full-path="Object 36" manifest:media-type="application/vnd.sun.star.oleobject"/>
  <manifest:file-entry manifest:full-path="Object 34" manifest:media-type="application/vnd.sun.star.oleobject"/>
  <manifest:file-entry manifest:full-path="Object 33" manifest:media-type="application/vnd.sun.star.oleobject"/>
  <manifest:file-entry manifest:full-path="Object 14" manifest:media-type="application/vnd.sun.star.oleobject"/>
  <manifest:file-entry manifest:full-path="Object 13" manifest:media-type="application/vnd.sun.star.oleobject"/>
  <manifest:file-entry manifest:full-path="Object 48" manifest:media-type="application/vnd.sun.star.oleobject"/>
  <manifest:file-entry manifest:full-path="Object 11" manifest:media-type="application/vnd.sun.star.oleobject"/>
  <manifest:file-entry manifest:full-path="Object 57" manifest:media-type="application/vnd.sun.star.oleobject"/>
  <manifest:file-entry manifest:full-path="Object 20" manifest:media-type="application/vnd.sun.star.oleobject"/>
  <manifest:file-entry manifest:full-path="Object 35" manifest:media-type="application/vnd.sun.star.oleobject"/>
  <manifest:file-entry manifest:full-path="Object 47" manifest:media-type="application/vnd.sun.star.oleobject"/>
  <manifest:file-entry manifest:full-path="Object 10" manifest:media-type="application/vnd.sun.star.oleobject"/>
  <manifest:file-entry manifest:full-path="Object 79" manifest:media-type="application/vnd.sun.star.oleobject"/>
  <manifest:file-entry manifest:full-path="Object 1" manifest:media-type="application/vnd.sun.star.oleobject"/>
  <manifest:file-entry manifest:full-path="settings.xml" manifest:media-type="text/xml"/>
  <manifest:file-entry manifest:full-path="Object 15" manifest:media-type="application/vnd.sun.star.oleobject"/>
  <manifest:file-entry manifest:full-path="Object 80" manifest:media-type="application/vnd.sun.star.oleobject"/>
  <manifest:file-entry manifest:full-path="Object 38" manifest:media-type="application/vnd.sun.star.oleobject"/>
  <manifest:file-entry manifest:full-path="Object 67" manifest:media-type="application/vnd.sun.star.oleobject"/>
  <manifest:file-entry manifest:full-path="Object 68" manifest:media-type="application/vnd.sun.star.oleobject"/>
  <manifest:file-entry manifest:full-path="Object 28" manifest:media-type="application/vnd.sun.star.oleobject"/>
  <manifest:file-entry manifest:full-path="Object 70" manifest:media-type="application/vnd.sun.star.oleobject"/>
  <manifest:file-entry manifest:full-path="Object 32" manifest:media-type="application/vnd.sun.star.oleobject"/>
  <manifest:file-entry manifest:full-path="Object 69" manifest:media-type="application/vnd.sun.star.oleobject"/>
  <manifest:file-entry manifest:full-path="Object 71" manifest:media-type="application/vnd.sun.star.oleobject"/>
  <manifest:file-entry manifest:full-path="Object 72" manifest:media-type="application/vnd.sun.star.oleobject"/>
  <manifest:file-entry manifest:full-path="Object 73" manifest:media-type="application/vnd.sun.star.oleobject"/>
  <manifest:file-entry manifest:full-path="Object 62" manifest:media-type="application/vnd.sun.star.oleobject"/>
  <manifest:file-entry manifest:full-path="Object 6" manifest:media-type="application/vnd.sun.star.oleobject"/>
  <manifest:file-entry manifest:full-path="Object 25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65" manifest:media-type="application/vnd.sun.star.oleobject"/>
  <manifest:file-entry manifest:full-path="Object 42" manifest:media-type="application/vnd.sun.star.oleobject"/>
  <manifest:file-entry manifest:full-path="Object 44" manifest:media-type="application/vnd.sun.star.oleobject"/>
  <manifest:file-entry manifest:full-path="Thumbnails/thumbnail.png" manifest:media-type="image/png"/>
  <manifest:file-entry manifest:full-path="Object 45" manifest:media-type="application/vnd.sun.star.oleobject"/>
  <manifest:file-entry manifest:full-path="Object 64" manifest:media-type="application/vnd.sun.star.oleobject"/>
  <manifest:file-entry manifest:full-path="Object 27" manifest:media-type="application/vnd.sun.star.oleobject"/>
  <manifest:file-entry manifest:full-path="Object 7" manifest:media-type="application/vnd.sun.star.oleobject"/>
  <manifest:file-entry manifest:full-path="Object 63" manifest:media-type="application/vnd.sun.star.oleobject"/>
  <manifest:file-entry manifest:full-path="Object 9" manifest:media-type="application/vnd.sun.star.oleobject"/>
  <manifest:file-entry manifest:full-path="Object 41" manifest:media-type="application/vnd.sun.star.oleobject"/>
  <manifest:file-entry manifest:full-path="Object 39" manifest:media-type="application/vnd.sun.star.oleobject"/>
  <manifest:file-entry manifest:full-path="Object 26" manifest:media-type="application/vnd.sun.star.oleobject"/>
  <manifest:file-entry manifest:full-path="Object 51" manifest:media-type="application/vnd.sun.star.oleobject"/>
  <manifest:file-entry manifest:full-path="Object 56" manifest:media-type="application/vnd.sun.star.oleobject"/>
  <manifest:file-entry manifest:full-path="Object 54" manifest:media-type="application/vnd.sun.star.oleobject"/>
  <manifest:file-entry manifest:full-path="Object 53" manifest:media-type="application/vnd.sun.star.oleobject"/>
  <manifest:file-entry manifest:full-path="Object 30" manifest:media-type="application/vnd.sun.star.oleobject"/>
  <manifest:file-entry manifest:full-path="Object 8" manifest:media-type="application/vnd.sun.star.oleobject"/>
  <manifest:file-entry manifest:full-path="Object 40" manifest:media-type="application/vnd.sun.star.oleobject"/>
  <manifest:file-entry manifest:full-path="Object 77" manifest:media-type="application/vnd.sun.star.oleobject"/>
  <manifest:file-entry manifest:full-path="Object 50" manifest:media-type="application/vnd.sun.star.oleobject"/>
  <manifest:file-entry manifest:full-path="Object 52" manifest:media-type="application/vnd.sun.star.oleobject"/>
  <manifest:file-entry manifest:full-path="content.xml" manifest:media-type="text/xml"/>
  <manifest:file-entry manifest:full-path="Object 3" manifest:media-type="application/vnd.sun.star.oleobject"/>
  <manifest:file-entry manifest:full-path="Object 46" manifest:media-type="application/vnd.sun.star.oleobject"/>
  <manifest:file-entry manifest:full-path="Object 43" manifest:media-type="application/vnd.sun.star.oleobject"/>
  <manifest:file-entry manifest:full-path="Object 17" manifest:media-type="application/vnd.sun.star.oleobject"/>
  <manifest:file-entry manifest:full-path="Object 82" manifest:media-type="application/vnd.sun.star.oleobject"/>
  <manifest:file-entry manifest:full-path="Pictures/100000000000001F0000001B1D1C691874989B5F.png" manifest:media-type="image/png"/>
  <manifest:file-entry manifest:full-path="Pictures/100000000000001F0000001DB9E417FD70BEBD16.png" manifest:media-type="image/png"/>
  <manifest:file-entry manifest:full-path="Pictures/100000000000001D0000001C594FDE507B2AC500.png" manifest:media-type="image/png"/>
  <manifest:file-entry manifest:full-path="Object 19" manifest:media-type="application/vnd.sun.star.oleobject"/>
  <manifest:file-entry manifest:full-path="Object 61" manifest:media-type="application/vnd.sun.star.oleobject"/>
  <manifest:file-entry manifest:full-path="Object 5" manifest:media-type="application/vnd.sun.star.oleobject"/>
  <manifest:file-entry manifest:full-path="Object 21" manifest:media-type="application/vnd.sun.star.oleobject"/>
  <manifest:file-entry manifest:full-path="Object 22" manifest:media-type="application/vnd.sun.star.oleobject"/>
  <manifest:file-entry manifest:full-path="Object 59" manifest:media-type="application/vnd.sun.star.oleobject"/>
  <manifest:file-entry manifest:full-path="Object 60" manifest:media-type="application/vnd.sun.star.oleobject"/>
  <manifest:file-entry manifest:full-path="Object 18" manifest:media-type="application/vnd.sun.star.oleobject"/>
  <manifest:file-entry manifest:full-path="Object 4" manifest:media-type="application/vnd.sun.star.oleobject"/>
  <manifest:file-entry manifest:full-path="meta.xml" manifest:media-type="text/xml"/>
  <manifest:file-entry manifest:full-path="Object 23" manifest:media-type="application/vnd.sun.star.oleobject"/>
  <manifest:file-entry manifest:full-path="Object 24" manifest:media-type="application/vnd.sun.star.oleobject"/>
  <manifest:file-entry manifest:full-path="Object 55" manifest:media-type="application/vnd.sun.star.oleobject"/>
  <manifest:file-entry manifest:full-path="Object 66" manifest:media-type="application/vnd.sun.star.oleobject"/>
  <manifest:file-entry manifest:full-path="Object 58" manifest:media-type="application/vnd.sun.star.oleobject"/>
  <manifest:file-entry manifest:full-path="ObjectReplacements/Object 25" manifest:media-type=""/>
  <manifest:file-entry manifest:full-path="ObjectReplacements/Object 37" manifest:media-type=""/>
  <manifest:file-entry manifest:full-path="ObjectReplacements/Object 81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35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79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3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29" manifest:media-type=""/>
  <manifest:file-entry manifest:full-path="ObjectReplacements/Object 71" manifest:media-type=""/>
  <manifest:file-entry manifest:full-path="ObjectReplacements/Object 31" manifest:media-type=""/>
  <manifest:file-entry manifest:full-path="ObjectReplacements/Object 68" manifest:media-type=""/>
  <manifest:file-entry manifest:full-path="ObjectReplacements/Object 65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17" manifest:media-type=""/>
  <manifest:file-entry manifest:full-path="ObjectReplacements/Object 82" manifest:media-type=""/>
  <manifest:file-entry manifest:full-path="ObjectReplacements/Object 45" manifest:media-type=""/>
  <manifest:file-entry manifest:full-path="ObjectReplacements/Object 56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26" manifest:media-type=""/>
  <manifest:file-entry manifest:full-path="ObjectReplacements/Object 51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30" manifest:media-type=""/>
  <manifest:file-entry manifest:full-path="ObjectReplacements/Object 67" manifest:media-type=""/>
  <manifest:file-entry manifest:full-path="ObjectReplacements/Object 64" manifest:media-type=""/>
  <manifest:file-entry manifest:full-path="ObjectReplacements/Object 52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27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78" manifest:media-type=""/>
  <manifest:file-entry manifest:full-path="ObjectReplacements/Object 39" manifest:media-type=""/>
  <manifest:file-entry manifest:full-path="ObjectReplacements/Object 46" manifest:media-type=""/>
  <manifest:file-entry manifest:full-path="ObjectReplacements/Object 43" manifest:media-type=""/>
  <manifest:file-entry manifest:full-path="ObjectReplacements/Object 19" manifest:media-type=""/>
  <manifest:file-entry manifest:full-path="ObjectReplacements/Object 61" manifest:media-type=""/>
  <manifest:file-entry manifest:full-path="ObjectReplacements/Object 5" manifest:media-type=""/>
  <manifest:file-entry manifest:full-path="ObjectReplacements/Object 21" manifest:media-type=""/>
  <manifest:file-entry manifest:full-path="ObjectReplacements/Object 58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55" manifest:media-type=""/>
  <manifest:file-entry manifest:full-path="ObjectReplacements/Object 38" manifest:media-type=""/>
  <manifest:file-entry manifest:full-path="ObjectReplacements/Object 66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70" manifest:media-type=""/>
  <manifest:file-entry manifest:full-path="ObjectReplacements/Object 28" manifest:media-type=""/>
  <manifest:file-entry manifest:full-path="Object 12" manifest:media-type="application/vnd.sun.star.oleobject"/>
  <manifest:file-entry manifest:full-path="Object 49" manifest:media-type="application/vnd.sun.star.oleobject"/>
  <manifest:file-entry manifest:full-path="Object 75" manifest:media-type="application/vnd.sun.star.oleobject"/>
  <manifest:file-entry manifest:full-path="Object 78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Object 76" manifest:media-type="application/vnd.sun.star.oleobject"/>
  <manifest:file-entry manifest:full-path="Object 74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ans" svg:font-family="'Liberation Sans'" style:font-family-generic="swiss"/>
    <style:font-face style:name="Calibri" svg:font-family="Calibri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ff18f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f86d98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18fd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86d98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018cm" svg:stroke-color="#000000" svg:stroke-linecap="butt" draw:fill="solid" draw:fill-color="#00cf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00c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638cm" fo:min-width="1.525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749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299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svg:stroke-linecap="butt" draw:fill="none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svg:stroke-linecap="butt" draw:fill="solid" draw:fill-color="#00cf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529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524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3ed85b" draw:auto-grow-height="true" draw:auto-grow-width="false" fo:max-height="0cm" fo:min-height="0.712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fill-color="#00cf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5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3.261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838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0.358cm" fo:min-width="1.15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5cm" fo:min-width="0.401cm" fo:padding-top="0.125cm" fo:padding-bottom="0.125cm" fo:padding-left="0.25cm" fo:padding-right="0.25cm" fo:wrap-option="wrap"/>
    </style:style>
    <style:style style:name="gr35" style:family="graphic" style:parent-style-name="standard">
      <style:graphic-properties svg:stroke-color="#000000" draw:fill-color="#00cfff" draw:textarea-vertical-align="middle"/>
    </style:style>
    <style:style style:name="gr3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605cm" fo:min-width="3.64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.822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09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718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4.52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.822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4.165cm" fo:min-width="0cm" fo:padding-top="0.125cm" fo:padding-bottom="0.125cm" fo:padding-left="0.25cm" fo:padding-right="0.25cm" fo:wrap-option="wrap"/>
    </style:style>
    <style:style style:name="gr47" style:family="graphic" style:parent-style-name="objectwithoutfill">
      <style:graphic-properties svg:stroke-color="#000000" draw:marker-end="Arrow" draw:marker-end-width="0.3cm" draw:fill="solid" draw:fill-color="#00cfff" draw:textarea-vertical-align="middle"/>
    </style:style>
    <style:style style:name="gr4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449cm" fo:min-width="0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749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3.549cm" fo:padding-top="0.125cm" fo:padding-bottom="0.125cm" fo:padding-left="0.25cm" fo:padding-right="0.25cm" fo:wrap-option="wrap"/>
    </style:style>
    <style:style style:name="gr63" style:family="graphic" style:parent-style-name="Object_20_with_20_no_20_fill_20_and_20_no_20_line">
      <style:graphic-properties draw:stroke="none" svg:stroke-width="0cm" draw:fill="none" draw:fill-color="#ff18f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0.749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18cm" svg:stroke-color="#000000" svg:stroke-linecap="butt" draw:fill="solid" draw:fill-color="#9754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6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095cm" fo:min-width="0.87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>
      <style:graphic-properties draw:stroke="solid" svg:stroke-width="0.018cm" svg:stroke-color="#000000" svg:stroke-linecap="butt" draw:fill="solid" draw:fill-color="#93cdd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76" style:family="graphic" style:parent-style-name="Object_20_with_20_no_20_fill_20_and_20_no_20_line">
      <style:graphic-properties draw:stroke="none" svg:stroke-width="0cm" draw:fill="none" draw:fill-color="#93cdd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objectwithoutfill">
      <style:graphic-properties svg:stroke-color="#000000" draw:marker-end="Arrow" draw:marker-end-width="0.3cm" draw:fill="solid" draw:fill-color="#ff18fd" draw:textarea-vertical-align="middle"/>
    </style:style>
    <style:style style:name="gr8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7cm" fo:min-width="0.4cm" fo:padding-top="0.125cm" fo:padding-bottom="0.125cm" fo:padding-left="0.25cm" fo:padding-right="0.25cm" fo:wrap-option="wrap"/>
    </style:style>
    <style:style style:name="gr8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</style:style>
    <style:style style:name="gr8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 draw:fill-color="#a5c7ce"/>
      <style:paragraph-properties fo:text-align="start"/>
      <style:text-properties fo:font-size="18pt"/>
    </style:style>
    <style:style style:name="P3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 draw:fill-color="#fadc19"/>
      <style:paragraph-properties fo:text-align="start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18fd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86d98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 draw:fill-color="#ff18fd"/>
      <style:paragraph-properties style:writing-mode="lr-tb"/>
      <style:text-properties fo:font-size="18pt"/>
    </style:style>
    <style:style style:name="P9" style:family="paragraph">
      <loext:graphic-properties draw:fill="none" draw:fill-color="#f86d98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cfff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00c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 draw:fill-color="#3ed85b"/>
      <style:paragraph-properties style:writing-mode="lr-tb"/>
      <style:text-properties fo:font-size="18pt"/>
    </style:style>
    <style:style style:name="P20" style:family="paragraph">
      <loext:graphic-properties draw:fill="none" draw:fill-color="#00cfff"/>
      <style:paragraph-properties fo:text-align="start"/>
      <style:text-properties fo:font-size="18pt"/>
    </style:style>
    <style:style style:name="P21" style:family="paragraph">
      <loext:graphic-properties draw:fill-color="#00cfff"/>
      <style:paragraph-properties fo:text-align="center"/>
    </style:style>
    <style:style style:name="P22" style:family="paragraph">
      <loext:graphic-properties draw:fill="solid" draw:fill-color="#00cfff"/>
      <style:paragraph-properties fo:text-align="center"/>
    </style:style>
    <style:style style:name="P23" style:family="paragraph">
      <loext:graphic-properties draw:fill="none" draw:fill-color="#ff18fd"/>
      <style:paragraph-properties fo:text-align="start"/>
      <style:text-properties fo:font-size="18pt"/>
    </style:style>
    <style:style style:name="P24" style:family="paragraph">
      <loext:graphic-properties draw:fill="solid" draw:fill-color="#9754ff"/>
      <style:paragraph-properties fo:text-align="center" style:font-independent-line-spacing="true"/>
      <style:text-properties fo:font-size="18pt"/>
    </style:style>
    <style:style style:name="P25" style:family="paragraph">
      <loext:graphic-properties draw:fill-color="#ffffff"/>
    </style:style>
    <style:style style:name="P26" style:family="paragraph">
      <loext:graphic-properties draw:fill="solid" draw:fill-color="#93cddd"/>
      <style:paragraph-properties fo:text-align="center" style:font-independent-line-spacing="true"/>
      <style:text-properties fo:font-size="18pt"/>
    </style:style>
    <style:style style:name="P27" style:family="paragraph">
      <loext:graphic-properties draw:fill="none" draw:fill-color="#93cddd"/>
      <style:paragraph-properties fo:text-align="start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solid" draw:fill-color="#ff18fd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33% 58%" fo:font-size="18pt"/>
    </style:style>
    <style:style style:name="T3" style:family="text">
      <style:text-properties style:text-line-through-style="none" style:text-line-through-type="none" style:font-name="Liberation Sans" fo:font-size="18pt" style:font-name-asian="Liberation Sans" style:font-name-complex="Liberation Sans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23_16" draw:style-name="gr1" draw:text-style-name="P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8" draw:style-name="gr2" draw:text-style-name="P2" draw:layer="layout" svg:width="1.269cm" svg:height="0.793cm" svg:x="6.549cm" svg:y="6.87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Ellipse 38_8" draw:style-name="gr3" draw:text-style-name="P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8" draw:style-name="gr4" draw:text-style-name="P4" draw:layer="layout" svg:width="0.899cm" svg:height="0.793cm" svg:x="6.8cm" svg:y="10.126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17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18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</text:span><text:span text:style-name="T2">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Ellipse 23_20" draw:style-name="gr1" draw:text-style-name="P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9" draw:style-name="gr2" draw:text-style-name="P2" draw:layer="layout" svg:width="1.269cm" svg:height="0.793cm" svg:x="6.549cm" svg:y="6.875cm">
          <draw:object-ole draw:class-id="00000000-0000-0000-0000-000000000000" xlink:href="./Object 44" xlink:type="simple" xlink:show="embed" xlink:actuate="onLoad">
            <loext:p/>
          </draw:object-ole>
          <draw:image xlink:href="./ObjectReplacements/Object 44" xlink:type="simple" xlink:show="embed" xlink:actuate="onLoad"/>
        </draw:frame>
        <draw:custom-shape draw:name="Ellipse 38_9" draw:style-name="gr3" draw:text-style-name="P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9" draw:style-name="gr4" draw:text-style-name="P4" draw:layer="layout" svg:width="0.899cm" svg:height="0.793cm" svg:x="6.8cm" svg:y="10.126cm">
          <draw:object-ole draw:class-id="00000000-0000-0000-0000-000000000000" xlink:href="./Object 45" xlink:type="simple" xlink:show="embed" xlink:actuate="onLoad">
            <loext:p/>
          </draw:object-ole>
          <draw:image xlink:href="./ObjectReplacements/Object 45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21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22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</text:span><text:span text:style-name="T2">]</text:span></text:p>
          </draw:text-box>
        </draw:frame>
        <draw:line draw:style-name="gr5" draw:text-style-name="P5" draw:layer="layout" svg:x1="7.886cm" svg:y1="7.237cm" svg:x2="15.895cm" svg:y2="4.826cm">
          <text:p/>
        </draw:line>
        <draw:custom-shape draw:name="Ellipse 23_23" draw:style-name="gr11" draw:text-style-name="P11" draw:layer="layout" svg:width="1.556cm" svg:height="1.675cm" svg:x="15.895cm" svg:y="3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13" draw:layer="layout" svg:width="2.286cm" svg:height="0.962cm" svg:x="16.088cm" svg:y="4.026cm">
          <draw:text-box>
            <text:p text:style-name="P12"><text:span text:style-name="T3">z̃</text:span><text:span text:style-name="T2">[</text:span><text:span text:style-name="T2">t]</text:span></text:p>
          </draw:text-box>
        </draw:frame>
        <draw:line draw:style-name="gr5" draw:text-style-name="P5" draw:layer="layout" svg:x1="12.556cm" svg:y1="10.414cm" svg:x2="13.208cm" svg:y2="5.325cm">
          <text:p/>
        </draw:line>
        <draw:custom-shape draw:name="Ellipse 79_13" draw:style-name="gr13" draw:text-style-name="P15" draw:layer="layout" svg:width="0.599cm" svg:height="0.599cm" svg:x="12.907cm" svg:y="5.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8">
          <draw:custom-shape draw:name="Rechteck 25_8" draw:style-name="gr14" draw:text-style-name="P17" draw:layer="layout" svg:width="1.524cm" svg:height="0.637cm" svg:x="13.716cm" svg:y="4.98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custom-shape draw:name="Ellipse 23_24" draw:style-name="gr1" draw:text-style-name="P1" xml:id="id1" draw:id="id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0" draw:style-name="gr2" draw:text-style-name="P2" draw:layer="layout" svg:width="1.269cm" svg:height="0.793cm" svg:x="6.549cm" svg:y="6.875cm">
          <draw:object-ole draw:class-id="00000000-0000-0000-0000-000000000000" xlink:href="./Object 47" xlink:type="simple" xlink:show="embed" xlink:actuate="onLoad">
            <loext:p/>
          </draw:object-ole>
          <draw:image xlink:href="./ObjectReplacements/Object 47" xlink:type="simple" xlink:show="embed" xlink:actuate="onLoad"/>
        </draw:frame>
        <draw:custom-shape draw:name="Ellipse 38_10" draw:style-name="gr3" draw:text-style-name="P3" xml:id="id3" draw:id="id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0" draw:style-name="gr4" draw:text-style-name="P4" draw:layer="layout" svg:width="0.899cm" svg:height="0.793cm" svg:x="6.8cm" svg:y="10.126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25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26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</text:span><text:span text:style-name="T2">]</text:span></text:p>
          </draw:text-box>
        </draw:frame>
        <draw:line draw:style-name="gr5" draw:text-style-name="P5" draw:layer="layout" svg:x1="7.886cm" svg:y1="7.237cm" svg:x2="15.895cm" svg:y2="4.826cm">
          <text:p/>
        </draw:line>
        <draw:custom-shape draw:name="Ellipse 23_27" draw:style-name="gr11" draw:text-style-name="P11" xml:id="id4" draw:id="id4" draw:layer="layout" svg:width="1.556cm" svg:height="1.675cm" svg:x="15.895cm" svg:y="3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13" draw:layer="layout" svg:width="2.286cm" svg:height="0.962cm" svg:x="16.088cm" svg:y="4.026cm">
          <draw:text-box>
            <text:p><text:span text:style-name="T3">z̃</text:span><text:span text:style-name="T2">[</text:span><text:span text:style-name="T2">t]</text:span></text:p>
          </draw:text-box>
        </draw:frame>
        <draw:line draw:style-name="gr5" draw:text-style-name="P5" draw:layer="layout" svg:x1="17.272cm" svg:y1="4.988cm" svg:x2="19.808cm" svg:y2="7.62cm">
          <text:p/>
        </draw:line>
        <draw:connector draw:style-name="gr5" draw:text-style-name="P5" draw:layer="layout" draw:line-skew="-2.522cm" svg:x1="7.078cm" svg:y1="6.55cm" svg:x2="19.007cm" svg:y2="5.099cm" draw:start-shape="id1" draw:start-glue-point="0" draw:end-shape="id2" draw:end-glue-point="2" svg:d="M7078 6550v-3248h11929v1797" svg:viewBox="0 0 11930 3249">
          <text:p/>
        </draw:connector>
        <draw:line draw:style-name="gr5" draw:text-style-name="P5" draw:layer="layout" svg:x1="12.651cm" svg:y1="7.366cm" svg:x2="23.368cm" svg:y2="7.366cm">
          <text:p/>
        </draw:line>
        <draw:g draw:name="Gruppieren 24_9">
          <draw:custom-shape draw:name="Rechteck 25_9" draw:style-name="gr15" draw:text-style-name="P17" draw:layer="layout" svg:width="1.399cm" svg:height="0.799cm" svg:x="16.987cm" svg:y="7.026cm">
            <text:p text:style-name="P16"><text:span text:style-name="T1">1-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79_14" draw:style-name="gr16" draw:text-style-name="P15" draw:layer="layout" svg:width="0.599cm" svg:height="0.599cm" svg:x="19.209cm" svg:y="7.1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2.556cm" svg:y1="7.112cm" svg:x2="19.307cm" svg:y2="4.572cm">
          <text:p/>
        </draw:line>
        <draw:custom-shape draw:name="Ellipse 79_15" draw:style-name="gr17" draw:text-style-name="P15" xml:id="id2" draw:id="id2" draw:layer="layout" svg:width="0.599cm" svg:height="0.599cm" svg:x="18.708cm" svg:y="4.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9.248cm" svg:y1="4.826cm" svg:x2="21.688cm" svg:y2="7.62cm">
          <text:p/>
        </draw:line>
        <draw:custom-shape draw:name="Ellipse 79_16" draw:style-name="gr18" draw:text-style-name="P15" draw:layer="layout" svg:width="0.599cm" svg:height="0.599cm" svg:x="21.107cm" svg:y="7.1cm">
          <text:p text:style-name="P14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2.556cm" svg:y1="10.414cm" svg:x2="13.208cm" svg:y2="5.325cm">
          <text:p/>
        </draw:line>
        <draw:custom-shape draw:name="Ellipse 79_17" draw:style-name="gr19" draw:text-style-name="P15" draw:layer="layout" svg:width="0.599cm" svg:height="0.599cm" svg:x="12.907cm" svg:y="5.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" draw:text-style-name="P5" draw:layer="layout" svg:x1="7.108cm" svg:y1="11.375cm" svg:x2="16.673cm" svg:y2="5.325cm" draw:start-shape="id3" draw:start-glue-point="2" draw:end-shape="id4" draw:end-glue-point="2" svg:d="M7108 11375v508h9565v-6558" svg:viewBox="0 0 9566 6559">
          <text:p/>
        </draw:connector>
        <draw:g draw:name="Gruppieren 86_8">
          <draw:custom-shape draw:name="Ellipse 74_8" draw:style-name="gr1" draw:text-style-name="P1" draw:layer="layout" svg:width="1.556cm" svg:height="1.675cm" svg:x="23.336cm" svg:y="6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3" draw:style-name="gr2" draw:text-style-name="P2" draw:layer="layout" svg:width="0.899cm" svg:height="0.793cm" svg:x="23.707cm" svg:y="6.935cm">
            <draw:object-ole draw:class-id="00000000-0000-0000-0000-000000000000" xlink:href="./Object 49" xlink:type="simple" xlink:show="embed" xlink:actuate="onLoad">
              <loext:p/>
            </draw:object-ole>
            <draw:image xlink:href="./ObjectReplacements/Object 49" xlink:type="simple" xlink:show="embed" xlink:actuate="onLoad"/>
          </draw:frame>
        </draw:g>
        <draw:g draw:name="Gruppieren 24_10">
          <draw:custom-shape draw:name="Rechteck 25_10" draw:style-name="gr14" draw:text-style-name="P17" draw:layer="layout" svg:width="1.524cm" svg:height="0.637cm" svg:x="13.716cm" svg:y="4.98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0">
        <draw:custom-shape draw:name="Gerade Verbindung mit Pfeil 48_4" draw:style-name="gr20" draw:text-style-name="P18" draw:layer="layout" svg:width="0.001cm" svg:height="5.999cm" svg:x="15.208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4" draw:style-name="gr1" draw:text-style-name="P1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2" draw:text-style-name="P2" draw:layer="layout" svg:width="1.269cm" svg:height="0.793cm" svg:x="11.349cm" svg:y="12.97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custom-shape draw:name="Ellipse 38_4" draw:style-name="gr3" draw:text-style-name="P3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4" draw:text-style-name="P4" draw:layer="layout" svg:width="0.899cm" svg:height="0.793cm" svg:x="14.9cm" svg:y="14.526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custom-shape draw:name="Gerade Verbindung mit Pfeil 75_2" draw:style-name="gr21" draw:text-style-name="P18" draw:layer="layout" svg:width="2.549cm" svg:height="0.001cm" svg:x="12.656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4">
          <draw:custom-shape draw:name="Ellipse 74_4" draw:style-name="gr1" draw:text-style-name="P1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5" draw:style-name="gr2" draw:text-style-name="P2" draw:layer="layout" svg:width="0.899cm" svg:height="0.793cm" svg:x="17.631cm" svg:y="3.406cm">
            <draw:object-ole draw:class-id="00000000-0000-0000-0000-000000000000" xlink:href="./Object 34" xlink:type="simple" xlink:show="embed" xlink:actuate="onLoad">
              <loext:p/>
            </draw:object-ole>
            <draw:image xlink:href="./ObjectReplacements/Object 34" xlink:type="simple" xlink:show="embed" xlink:actuate="onLoad"/>
          </draw:frame>
        </draw:g>
        <draw:custom-shape draw:name="Gerade Verbindung mit Pfeil 77_4" draw:style-name="gr22" draw:text-style-name="P18" draw:layer="layout" svg:width="3.799cm" svg:height="0.001cm" svg:x="13.08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4" draw:style-name="gr23" draw:text-style-name="P15" draw:layer="layout" svg:width="0.599cm" svg:height="0.599cm" svg:x="12.47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4" draw:style-name="gr24" draw:text-style-name="P18" draw:layer="layout" svg:width="1.799cm" svg:height="0.001cm" svg:x="10.6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4" draw:style-name="gr25" draw:text-style-name="P11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4" draw:style-name="gr25" draw:text-style-name="P11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4" draw:style-name="gr26" draw:text-style-name="P18" draw:layer="layout" svg:width="0.001cm" svg:height="2.779cm" svg:x="18.05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4" draw:style-name="gr27" draw:text-style-name="P18" draw:layer="layout" svg:width="0.001cm" svg:height="1.774cm" svg:x="12.76cm" svg:y="6.0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8_4">
          <draw:custom-shape draw:name="Ellipse 89_4" draw:style-name="gr7" draw:text-style-name="P7" draw:layer="layout" svg:width="1.556cm" svg:height="1.675cm" svg:x="12cm" svg:y="4.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2.286cm" svg:height="0.962cm" svg:x="12.192cm" svg:y="4.626cm">
            <draw:text-box>
              <text:p><text:span text:style-name="T1">e</text:span><text:span text:style-name="T2">[t]</text:span></text:p>
            </draw:text-box>
          </draw:frame>
        </draw:g>
        <draw:frame draw:name="Object 34_17" draw:style-name="gr29" draw:text-style-name="P20" draw:layer="layout" svg:width="1.269cm" svg:height="0.846cm" svg:x="9.013cm" svg:y="7.703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41_4" draw:style-name="gr29" draw:text-style-name="P20" draw:layer="layout" svg:width="0.846cm" svg:height="0.846cm" svg:x="17.701cm" svg:y="7.7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presentation:notes draw:style-name="dp3">
          <draw:page-thumbnail draw:style-name="gr10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48_0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0" draw:style-name="gr1" draw:text-style-name="P1" xml:id="id5" draw:id="id5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2" draw:text-style-name="P2" draw:layer="layout" svg:width="1.269cm" svg:height="0.793cm" svg:x="11.288cm" svg:y="12.97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4" draw:text-style-name="P4" draw:layer="layout" svg:width="0.899cm" svg:height="0.793cm" svg:x="14.839cm" svg:y="14.5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75_0" draw:style-name="gr30" draw:text-style-name="P18" draw:layer="layout" svg:width="2.553cm" svg:height="0.014cm" svg:x="12.595cm" svg:y="13.473cm">
          <text:p/>
          <draw:enhanced-geometry draw:mirror-horizontal="false" draw:mirror-vertical="false" svg:viewBox="0 0 21600 21600" draw:type="mso-spt32" draw:enhanced-path="M 0 0 L 21600 21600 N"/>
        </draw:custom-shape>
        <draw:g draw:name="Gruppieren 86_0">
          <draw:custom-shape draw:name="Ellipse 74_0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0" draw:style-name="gr2" draw:text-style-name="P2" draw:layer="layout" svg:width="0.899cm" svg:height="0.793cm" svg:x="17.57cm" svg:y="3.406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custom-shape draw:name="Gerade Verbindung mit Pfeil 84_0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0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0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3" draw:style-name="gr34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onnector draw:style-name="gr35" draw:text-style-name="P21" draw:layer="layout" draw:line-skew="-0.877cm" svg:x1="11.039cm" svg:y1="13.487cm" svg:x2="17.98cm" svg:y2="8.08cm" draw:start-shape="id5" draw:start-glue-point="3" svg:d="M11039 13487h-1387v-5407h8328" svg:viewBox="0 0 8329 5408">
          <text:p/>
        </draw:connector>
        <presentation:notes draw:style-name="dp3">
          <draw:page-thumbnail draw:style-name="gr10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48_12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2" draw:style-name="gr1" draw:text-style-name="P1" xml:id="id6" draw:id="id6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5" draw:style-name="gr2" draw:text-style-name="P2" draw:layer="layout" svg:width="1.269cm" svg:height="0.793cm" svg:x="11.288cm" svg:y="12.975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custom-shape draw:name="Ellipse 38_15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5" draw:style-name="gr4" draw:text-style-name="P4" draw:layer="layout" svg:width="0.899cm" svg:height="0.793cm" svg:x="14.839cm" svg:y="14.526cm">
          <draw:object-ole draw:class-id="00000000-0000-0000-0000-000000000000" xlink:href="./Object 65" xlink:type="simple" xlink:show="embed" xlink:actuate="onLoad">
            <loext:p/>
          </draw:object-ole>
          <draw:image xlink:href="./ObjectReplacements/Object 65" xlink:type="simple" xlink:show="embed" xlink:actuate="onLoad"/>
        </draw:frame>
        <draw:custom-shape draw:name="Gerade Verbindung mit Pfeil 75_10" draw:style-name="gr30" draw:text-style-name="P18" draw:layer="layout" svg:width="2.553cm" svg:height="0.014cm" svg:x="12.595cm" svg:y="13.473cm">
          <text:p/>
          <draw:enhanced-geometry draw:mirror-horizontal="false" draw:mirror-vertical="false" svg:viewBox="0 0 21600 21600" draw:type="mso-spt32" draw:enhanced-path="M 0 0 L 21600 21600 N"/>
        </draw:custom-shape>
        <draw:g draw:name="Gruppieren 86_13">
          <draw:custom-shape draw:name="Ellipse 74_13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2" draw:style-name="gr2" draw:text-style-name="P2" draw:layer="layout" svg:width="0.899cm" svg:height="0.793cm" svg:x="17.57cm" svg:y="3.406cm">
            <draw:object-ole draw:class-id="00000000-0000-0000-0000-000000000000" xlink:href="./Object 66" xlink:type="simple" xlink:show="embed" xlink:actuate="onLoad">
              <loext:p/>
            </draw:object-ole>
            <draw:image xlink:href="./ObjectReplacements/Object 66" xlink:type="simple" xlink:show="embed" xlink:actuate="onLoad"/>
          </draw:frame>
        </draw:g>
        <draw:custom-shape draw:name="Gerade Verbindung mit Pfeil 84_12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2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2" draw:style-name="gr7" draw:text-style-name="P7" draw:layer="layout" svg:width="1.556cm" svg:height="1.675cm" svg:x="11.939cm" svg:y="4.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8" draw:style-name="gr36" draw:text-style-name="P18" draw:layer="layout" svg:width="4.141cm" svg:height="1.854cm" draw:transform="rotate (-3.14159265358979) translate (20.065cm 14.986cm)">
          <text:p/>
          <draw:enhanced-geometry draw:mirror-horizontal="true" draw:mirror-vertical="false" svg:viewBox="0 0 0 0" draw:text-areas="0 0 ?f4 ?f5" draw:type="ooxml-bentConnector4" draw:modifiers="99915.9946236559 33540.723981900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frame draw:style-name="gr28" draw:text-style-name="P19" draw:layer="layout" svg:width="2.286cm" svg:height="0.962cm" svg:x="12.192cm" svg:y="5.226cm">
          <draw:text-box>
            <text:p><text:span text:style-name="T1">u</text:span><text:span text:style-name="T2">[t]</text:span></text:p>
          </draw:text-box>
        </draw:frame>
        <draw:connector draw:style-name="gr35" draw:text-style-name="P21" draw:layer="layout" draw:line-skew="-0.877cm" svg:x1="11.039cm" svg:y1="13.487cm" svg:x2="17.98cm" svg:y2="8.08cm" draw:start-shape="id6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20.575cm" svg:y2="13.132cm" draw:start-shape="id6" draw:start-glue-point="2" svg:d="M11817 14325v1931h8758v-3124" svg:viewBox="0 0 8759 3125">
          <text:p/>
        </draw:connector>
        <draw:custom-shape draw:name="Ellipse 89_13" draw:style-name="gr6" draw:text-style-name="P6" draw:layer="layout" svg:width="1.556cm" svg:height="1.675cm" svg:x="19.635cm" svg:y="11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9.888cm" svg:y="11.826cm">
          <draw:text-box>
            <text:p><text:span text:style-name="T1">r</text:span><text:span text:style-name="T2">[t</text:span><text:span text:style-name="T2">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48_13" draw:style-name="gr37" draw:text-style-name="P18" draw:layer="layout" svg:width="0.001cm" svg:height="1.072cm" svg:x="15.145cm" svg:y="13.4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3" draw:style-name="gr1" draw:text-style-name="P1" xml:id="id7" draw:id="id7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6" draw:style-name="gr2" draw:text-style-name="P2" draw:layer="layout" svg:width="1.269cm" svg:height="0.793cm" svg:x="11.288cm" svg:y="12.975cm">
          <draw:object-ole draw:class-id="00000000-0000-0000-0000-000000000000" xlink:href="./Object 67" xlink:type="simple" xlink:show="embed" xlink:actuate="onLoad">
            <loext:p/>
          </draw:object-ole>
          <draw:image xlink:href="./ObjectReplacements/Object 67" xlink:type="simple" xlink:show="embed" xlink:actuate="onLoad"/>
        </draw:frame>
        <draw:custom-shape draw:name="Ellipse 38_16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6" draw:style-name="gr4" draw:text-style-name="P4" draw:layer="layout" svg:width="0.899cm" svg:height="0.793cm" svg:x="14.839cm" svg:y="14.526cm">
          <draw:object-ole draw:class-id="00000000-0000-0000-0000-000000000000" xlink:href="./Object 68" xlink:type="simple" xlink:show="embed" xlink:actuate="onLoad">
            <loext:p/>
          </draw:object-ole>
          <draw:image xlink:href="./ObjectReplacements/Object 68" xlink:type="simple" xlink:show="embed" xlink:actuate="onLoad"/>
        </draw:frame>
        <draw:g draw:name="Gruppieren 86_14">
          <draw:custom-shape draw:name="Ellipse 74_14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" draw:style-name="gr2" draw:text-style-name="P2" draw:layer="layout" svg:width="0.899cm" svg:height="0.793cm" svg:x="17.57cm" svg:y="3.406cm">
            <draw:object-ole draw:class-id="00000000-0000-0000-0000-000000000000" xlink:href="./Object 69" xlink:type="simple" xlink:show="embed" xlink:actuate="onLoad">
              <loext:p/>
            </draw:object-ole>
            <draw:image xlink:href="./ObjectReplacements/Object 69" xlink:type="simple" xlink:show="embed" xlink:actuate="onLoad"/>
          </draw:frame>
        </draw:g>
        <draw:custom-shape draw:name="Gerade Verbindung mit Pfeil 84_13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3" draw:style-name="gr38" draw:text-style-name="P18" draw:layer="layout" svg:width="0.018cm" svg:height="1.34cm" svg:x="12.7cm" svg:y="6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4" draw:style-name="gr7" draw:text-style-name="P7" draw:layer="layout" svg:width="1.556cm" svg:height="1.675cm" svg:x="11.939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5.326cm">
          <draw:text-box>
            <text:p><text:span text:style-name="T1">u</text:span><text:span text:style-name="T2">[t]</text:span></text:p>
          </draw:text-box>
        </draw:frame>
        <draw:connector draw:style-name="gr35" draw:text-style-name="P21" draw:layer="layout" draw:line-skew="-0.877cm" svg:x1="11.039cm" svg:y1="13.487cm" svg:x2="17.98cm" svg:y2="8.08cm" draw:start-shape="id7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17.825cm" svg:y2="13.456cm" draw:start-shape="id7" draw:start-glue-point="2" draw:end-shape="id8" draw:end-glue-point="2" svg:d="M11817 14325v1931h6008v-2800" svg:viewBox="0 0 6009 2801">
          <text:p/>
        </draw:connector>
        <draw:custom-shape draw:name="Ellipse 89_15" draw:style-name="gr6" draw:text-style-name="P6" draw:layer="layout" svg:width="1.556cm" svg:height="1.675cm" svg:x="19.635cm" svg:y="12.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9.888cm" svg:y="12.726cm">
          <draw:text-box>
            <text:p><text:span text:style-name="T1">r</text:span><text:span text:style-name="T2">[t</text:span><text:span text:style-name="T2">]</text:span></text:p>
          </draw:text-box>
        </draw:frame>
        <draw:custom-shape draw:name="Gerade Verbindung mit Pfeil 75_12" draw:style-name="gr39" draw:text-style-name="P18" draw:layer="layout" svg:width="4.218cm" svg:height="0.001cm" svg:x="15.417cm" svg:y="13.1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0" draw:style-name="gr40" draw:text-style-name="P15" xml:id="id8" draw:id="id8" draw:layer="layout" svg:width="0.599cm" svg:height="0.599cm" svg:x="17.526cm" svg:y="12.8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0" draw:style-name="gr41" draw:text-style-name="P15" draw:layer="layout" svg:width="0.599cm" svg:height="0.599cm" svg:x="14.818cm" svg:y="12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4" draw:style-name="gr42" draw:text-style-name="P18" draw:layer="layout" svg:width="0.001cm" svg:height="4.77cm" svg:x="15.078cm" svg:y="8.08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5">
          <draw:custom-shape draw:name="Rechteck 25_6" draw:style-name="gr14" draw:text-style-name="P17" draw:layer="layout" svg:width="1.524cm" svg:height="0.637cm" svg:x="14.448cm" svg:y="11.819cm">
            <text:p text:style-name="P16"><text:span text:style-name="T1">t</text:span><text:span text:style-name="T1">a</text:span><text:span text:style-name="T1">n</text:span><text:span text:style-name="T1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4" draw:style-name="gr25" draw:text-style-name="P11" draw:layer="layout" svg:width="2.199cm" svg:height="1.399cm" svg:x="14.04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.286cm" svg:height="0.962cm" svg:x="14.488cm" svg:y="10.326cm">
          <draw:text-box>
            <text:p><text:span text:style-name="T3">z̃</text:span><text:span text:style-name="T2">[</text:span><text:span text:style-name="T2">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custom-shape draw:name="Gerade Verbindung mit Pfeil 48_18" draw:style-name="gr37" draw:text-style-name="P18" draw:layer="layout" svg:width="0.001cm" svg:height="1.072cm" svg:x="15.145cm" svg:y="13.4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9" draw:style-name="gr1" draw:text-style-name="P1" xml:id="id9" draw:id="id9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9" draw:style-name="gr2" draw:text-style-name="P2" draw:layer="layout" svg:width="1.269cm" svg:height="0.793cm" svg:x="11.288cm" svg:y="12.975cm">
          <draw:object-ole draw:class-id="00000000-0000-0000-0000-000000000000" xlink:href="./Object 80" xlink:type="simple" xlink:show="embed" xlink:actuate="onLoad">
            <loext:p/>
          </draw:object-ole>
          <draw:image xlink:href="./ObjectReplacements/Object 80" xlink:type="simple" xlink:show="embed" xlink:actuate="onLoad"/>
        </draw:frame>
        <draw:custom-shape draw:name="Ellipse 38_19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9" draw:style-name="gr4" draw:text-style-name="P4" draw:layer="layout" svg:width="0.899cm" svg:height="0.793cm" svg:x="14.839cm" svg:y="14.526cm">
          <draw:object-ole draw:class-id="00000000-0000-0000-0000-000000000000" xlink:href="./Object 81" xlink:type="simple" xlink:show="embed" xlink:actuate="onLoad">
            <loext:p/>
          </draw:object-ole>
          <draw:image xlink:href="./ObjectReplacements/Object 81" xlink:type="simple" xlink:show="embed" xlink:actuate="onLoad"/>
        </draw:frame>
        <draw:g draw:name="Gruppieren 86_17">
          <draw:custom-shape draw:name="Ellipse 74_17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7" draw:style-name="gr2" draw:text-style-name="P2" draw:layer="layout" svg:width="0.899cm" svg:height="0.793cm" svg:x="17.57cm" svg:y="3.406cm">
            <draw:object-ole draw:class-id="00000000-0000-0000-0000-000000000000" xlink:href="./Object 82" xlink:type="simple" xlink:show="embed" xlink:actuate="onLoad">
              <loext:p/>
            </draw:object-ole>
            <draw:image xlink:href="./ObjectReplacements/Object 82" xlink:type="simple" xlink:show="embed" xlink:actuate="onLoad"/>
          </draw:frame>
        </draw:g>
        <draw:custom-shape draw:name="Gerade Verbindung mit Pfeil 84_16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6" draw:style-name="gr43" draw:text-style-name="P18" draw:layer="layout" svg:width="0.018cm" svg:height="1.072cm" svg:x="12.7cm" svg:y="6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21" draw:style-name="gr7" draw:text-style-name="P7" draw:layer="layout" svg:width="1.556cm" svg:height="1.675cm" svg:x="11.939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5.326cm">
          <draw:text-box>
            <text:p><text:span text:style-name="T1">u</text:span><text:span text:style-name="T2">[t]</text:span></text:p>
          </draw:text-box>
        </draw:frame>
        <draw:connector draw:style-name="gr35" draw:text-style-name="P21" draw:layer="layout" draw:line-skew="-0.877cm" svg:x1="11.039cm" svg:y1="13.487cm" svg:x2="17.98cm" svg:y2="8.08cm" draw:start-shape="id9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17.825cm" svg:y2="13.456cm" draw:start-shape="id9" draw:start-glue-point="2" draw:end-shape="id10" draw:end-glue-point="2" svg:d="M11817 14325v1931h6008v-2800" svg:viewBox="0 0 6009 2801">
          <text:p/>
        </draw:connector>
        <draw:custom-shape draw:name="Ellipse 89_22" draw:style-name="gr6" draw:text-style-name="P6" draw:layer="layout" svg:width="1.556cm" svg:height="1.675cm" svg:x="19.635cm" svg:y="12.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9.888cm" svg:y="12.726cm">
          <draw:text-box>
            <text:p><text:span text:style-name="T1">r</text:span><text:span text:style-name="T2">[t</text:span><text:span text:style-name="T2">]</text:span></text:p>
          </draw:text-box>
        </draw:frame>
        <draw:custom-shape draw:name="Gerade Verbindung mit Pfeil 75_13" draw:style-name="gr39" draw:text-style-name="P18" draw:layer="layout" svg:width="4.218cm" svg:height="0.001cm" svg:x="15.417cm" svg:y="13.1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20" draw:style-name="gr44" draw:text-style-name="P15" xml:id="id10" draw:id="id10" draw:layer="layout" svg:width="0.599cm" svg:height="0.599cm" svg:x="17.526cm" svg:y="12.8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4" draw:style-name="gr45" draw:text-style-name="P15" draw:layer="layout" svg:width="0.599cm" svg:height="0.599cm" svg:x="14.818cm" svg:y="12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9" draw:style-name="gr46" draw:text-style-name="P18" draw:layer="layout" svg:width="0.001cm" svg:height="4.415cm" svg:x="15.078cm" svg:y="8.434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12">
          <draw:custom-shape draw:name="Rechteck 25_12" draw:style-name="gr14" draw:text-style-name="P17" draw:layer="layout" svg:width="1.524cm" svg:height="0.637cm" svg:x="14.448cm" svg:y="11.819cm">
            <text:p text:style-name="P16"><text:span text:style-name="T1">t</text:span><text:span text:style-name="T1">a</text:span><text:span text:style-name="T1">n</text:span><text:span text:style-name="T1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7" draw:style-name="gr25" draw:text-style-name="P11" draw:layer="layout" svg:width="2.199cm" svg:height="1.399cm" svg:x="14.04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.286cm" svg:height="0.962cm" svg:x="14.488cm" svg:y="10.326cm">
          <draw:text-box>
            <text:p><text:span text:style-name="T3">z̃</text:span><text:span text:style-name="T2">[</text:span><text:span text:style-name="T2">t]</text:span></text:p>
          </draw:text-box>
        </draw:frame>
        <draw:custom-shape draw:name="Ellipse 89_23" draw:style-name="gr7" draw:text-style-name="P7" draw:layer="layout" svg:width="1.556cm" svg:height="1.675cm" svg:x="19.635cm" svg:y="8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9.588cm" svg:y="8.826cm">
          <draw:text-box>
            <text:p><text:span text:style-name="T1">1</text:span><text:span text:style-name="T1">-</text:span><text:span text:style-name="T1">u</text:span><text:span text:style-name="T2">[t]</text:span></text:p>
          </draw:text-box>
        </draw:frame>
        <draw:line draw:style-name="gr47" draw:text-style-name="P22" draw:layer="layout" svg:x1="19.635cm" svg:y1="9.29cm" svg:x2="15.324cm" svg:y2="9.29cm">
          <text:p/>
        </draw:line>
        <draw:custom-shape draw:name="Ellipse 79_21" draw:style-name="gr48" draw:text-style-name="P15" draw:layer="layout" svg:width="0.599cm" svg:height="0.599cm" svg:x="14.825cm" svg:y="8.9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9_22" draw:style-name="gr49" draw:text-style-name="P15" draw:layer="layout" svg:width="0.599cm" svg:height="0.599cm" svg:x="12.424cm" svg:y="7.7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5" draw:style-name="gr50" draw:text-style-name="P15" draw:layer="layout" svg:width="0.599cm" svg:height="0.599cm" svg:x="14.817cm" svg:y="7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custom-shape draw:name="Gerade Verbindung mit Pfeil 48_15" draw:style-name="gr37" draw:text-style-name="P18" draw:layer="layout" svg:width="0.001cm" svg:height="1.072cm" svg:x="5.732cm" svg:y="13.4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4" draw:style-name="gr1" draw:text-style-name="P1" xml:id="id11" draw:id="id11" draw:layer="layout" svg:width="1.556cm" svg:height="1.675cm" svg:x="1.626cm" svg:y="12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7" draw:style-name="gr2" draw:text-style-name="P2" draw:layer="layout" svg:width="1.269cm" svg:height="0.793cm" svg:x="1.875cm" svg:y="12.983cm">
          <draw:object-ole draw:class-id="00000000-0000-0000-0000-000000000000" xlink:href="./Object 70" xlink:type="simple" xlink:show="embed" xlink:actuate="onLoad">
            <loext:p/>
          </draw:object-ole>
          <draw:image xlink:href="./ObjectReplacements/Object 70" xlink:type="simple" xlink:show="embed" xlink:actuate="onLoad"/>
        </draw:frame>
        <draw:custom-shape draw:name="Ellipse 38_17" draw:style-name="gr3" draw:text-style-name="P3" draw:layer="layout" svg:width="1.556cm" svg:height="1.675cm" svg:x="4.956cm" svg:y="14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7" draw:style-name="gr4" draw:text-style-name="P4" draw:layer="layout" svg:width="0.899cm" svg:height="0.793cm" svg:x="5.426cm" svg:y="14.534cm">
          <draw:object-ole draw:class-id="00000000-0000-0000-0000-000000000000" xlink:href="./Object 71" xlink:type="simple" xlink:show="embed" xlink:actuate="onLoad">
            <loext:p/>
          </draw:object-ole>
          <draw:image xlink:href="./ObjectReplacements/Object 71" xlink:type="simple" xlink:show="embed" xlink:actuate="onLoad"/>
        </draw:frame>
        <draw:g draw:name="Gruppieren 86_15">
          <draw:custom-shape draw:name="Ellipse 74_15" draw:style-name="gr1" draw:text-style-name="P1" draw:layer="layout" svg:width="1.556cm" svg:height="1.675cm" svg:x="7.786cm" svg:y="2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3" draw:style-name="gr2" draw:text-style-name="P2" draw:layer="layout" svg:width="0.899cm" svg:height="0.793cm" svg:x="8.157cm" svg:y="3.414cm">
            <draw:object-ole draw:class-id="00000000-0000-0000-0000-000000000000" xlink:href="./Object 72" xlink:type="simple" xlink:show="embed" xlink:actuate="onLoad">
              <loext:p/>
            </draw:object-ole>
            <draw:image xlink:href="./ObjectReplacements/Object 72" xlink:type="simple" xlink:show="embed" xlink:actuate="onLoad"/>
          </draw:frame>
        </draw:g>
        <draw:custom-shape draw:name="Gerade Verbindung mit Pfeil 84_14" draw:style-name="gr31" draw:text-style-name="P18" draw:layer="layout" svg:width="0.044cm" svg:height="3.511cm" svg:x="8.577cm" svg:y="4.6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4" draw:style-name="gr43" draw:text-style-name="P18" draw:layer="layout" svg:width="0.018cm" svg:height="1.072cm" svg:x="3.287cm" svg:y="6.7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7" draw:style-name="gr7" draw:text-style-name="P7" draw:layer="layout" svg:width="1.556cm" svg:height="1.675cm" svg:x="2.526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2.779cm" svg:y="5.334cm">
          <draw:text-box>
            <text:p><text:span text:style-name="T1">u</text:span><text:span text:style-name="T2">[t]</text:span></text:p>
          </draw:text-box>
        </draw:frame>
        <draw:connector draw:style-name="gr35" draw:text-style-name="P21" draw:layer="layout" draw:line-skew="-0.877cm" svg:x1="1.626cm" svg:y1="13.495cm" svg:x2="8.567cm" svg:y2="8.088cm" draw:start-shape="id11" draw:start-glue-point="3" svg:d="M1626 13495h-1387v-5407h8328" svg:viewBox="0 0 8329 5408">
          <text:p/>
        </draw:connector>
        <draw:connector draw:style-name="gr5" draw:text-style-name="P5" draw:layer="layout" draw:line-skew="1.423cm" svg:x1="2.404cm" svg:y1="14.333cm" svg:x2="8.412cm" svg:y2="13.464cm" draw:start-shape="id11" draw:start-glue-point="2" draw:end-shape="id12" draw:end-glue-point="2" svg:d="M2404 14333v1931h6008v-2800" svg:viewBox="0 0 6009 2801">
          <text:p/>
        </draw:connector>
        <draw:custom-shape draw:name="Ellipse 89_18" draw:style-name="gr6" draw:text-style-name="P6" draw:layer="layout" svg:width="1.556cm" svg:height="1.675cm" svg:x="10.222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0.475cm" svg:y="12.734cm">
          <draw:text-box>
            <text:p><text:span text:style-name="T1">r</text:span><text:span text:style-name="T2">[t]</text:span></text:p>
          </draw:text-box>
        </draw:frame>
        <draw:custom-shape draw:name="Gerade Verbindung mit Pfeil 75_11" draw:style-name="gr39" draw:text-style-name="P18" draw:layer="layout" svg:width="4.218cm" svg:height="0.001cm" svg:x="6.004cm" svg:y="13.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11" draw:style-name="gr51" draw:text-style-name="P15" xml:id="id12" draw:id="id12" draw:layer="layout" svg:width="0.599cm" svg:height="0.599cm" svg:x="8.113cm" svg:y="12.8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1" draw:style-name="gr52" draw:text-style-name="P15" draw:layer="layout" svg:width="0.599cm" svg:height="0.599cm" svg:x="5.405cm" svg:y="12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6" draw:style-name="gr46" draw:text-style-name="P18" draw:layer="layout" svg:width="0.001cm" svg:height="4.415cm" svg:x="5.665cm" svg:y="8.442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6">
          <draw:custom-shape draw:name="Rechteck 25_5" draw:style-name="gr14" draw:text-style-name="P17" draw:layer="layout" svg:width="1.524cm" svg:height="0.637cm" svg:x="5.035cm" svg:y="11.827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5" draw:style-name="gr25" draw:text-style-name="P11" draw:layer="layout" svg:width="2.199cm" svg:height="1.399cm" svg:x="4.627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.286cm" svg:height="0.962cm" svg:x="5.075cm" svg:y="10.334cm">
          <draw:text-box>
            <text:p><text:span text:style-name="T3">z̃</text:span><text:span text:style-name="T2">[t]</text:span></text:p>
          </draw:text-box>
        </draw:frame>
        <draw:custom-shape draw:name="Ellipse 89_19" draw:style-name="gr7" draw:text-style-name="P7" draw:layer="layout" svg:width="1.556cm" svg:height="1.675cm" svg:x="10.222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0.175cm" svg:y="8.834cm">
          <draw:text-box>
            <text:p><text:span text:style-name="T1">1-u</text:span><text:span text:style-name="T2">[t]</text:span></text:p>
          </draw:text-box>
        </draw:frame>
        <draw:line draw:style-name="gr47" draw:text-style-name="P22" draw:layer="layout" svg:x1="10.222cm" svg:y1="9.298cm" svg:x2="5.911cm" svg:y2="9.298cm">
          <text:p/>
        </draw:line>
        <draw:custom-shape draw:name="Ellipse 79_12" draw:style-name="gr53" draw:text-style-name="P15" draw:layer="layout" svg:width="0.599cm" svg:height="0.599cm" svg:x="5.412cm" svg:y="8.9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9_18" draw:style-name="gr54" draw:text-style-name="P15" draw:layer="layout" svg:width="0.599cm" svg:height="0.599cm" svg:x="3.011cm" svg:y="7.7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2" draw:style-name="gr55" draw:text-style-name="P15" draw:layer="layout" svg:width="0.599cm" svg:height="0.599cm" svg:x="5.404cm" svg:y="7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7" draw:style-name="gr56" draw:text-style-name="P18" draw:layer="layout" svg:width="0.001cm" svg:height="5.699cm" svg:x="19.156cm" svg:y="8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5" draw:style-name="gr1" draw:text-style-name="P1" draw:layer="layout" svg:width="1.556cm" svg:height="1.675cm" svg:x="15.048cm" svg:y="12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8" draw:style-name="gr57" draw:text-style-name="P18" draw:layer="layout" svg:width="1.269cm" svg:height="0.793cm" svg:x="15.297cm" svg:y="12.983cm">
          <draw:object-ole draw:class-id="00000000-0000-0000-0000-000000000000" xlink:href="./Object 73" xlink:type="simple" xlink:show="embed" xlink:actuate="onLoad">
            <loext:p/>
          </draw:object-ole>
          <draw:image xlink:href="./ObjectReplacements/Object 73" xlink:type="simple" xlink:show="embed" xlink:actuate="onLoad"/>
        </draw:frame>
        <draw:custom-shape draw:name="Ellipse 38_18" draw:style-name="gr3" draw:text-style-name="P3" draw:layer="layout" svg:width="1.556cm" svg:height="1.675cm" svg:x="18.378cm" svg:y="14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8" draw:style-name="gr4" draw:text-style-name="P4" draw:layer="layout" svg:width="0.899cm" svg:height="0.793cm" svg:x="18.848cm" svg:y="14.534cm">
          <draw:object-ole draw:class-id="00000000-0000-0000-0000-000000000000" xlink:href="./Object 74" xlink:type="simple" xlink:show="embed" xlink:actuate="onLoad">
            <loext:p/>
          </draw:object-ole>
          <draw:image xlink:href="./ObjectReplacements/Object 74" xlink:type="simple" xlink:show="embed" xlink:actuate="onLoad"/>
        </draw:frame>
        <draw:g draw:name="Gruppieren 86_16">
          <draw:custom-shape draw:name="Ellipse 74_16" draw:style-name="gr1" draw:text-style-name="P1" draw:layer="layout" svg:width="1.556cm" svg:height="1.675cm" svg:x="21.208cm" svg:y="2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4" draw:style-name="gr2" draw:text-style-name="P2" draw:layer="layout" svg:width="0.899cm" svg:height="0.793cm" svg:x="21.579cm" svg:y="3.414cm">
            <draw:object-ole draw:class-id="00000000-0000-0000-0000-000000000000" xlink:href="./Object 75" xlink:type="simple" xlink:show="embed" xlink:actuate="onLoad">
              <loext:p/>
            </draw:object-ole>
            <draw:image xlink:href="./ObjectReplacements/Object 75" xlink:type="simple" xlink:show="embed" xlink:actuate="onLoad"/>
          </draw:frame>
        </draw:g>
        <draw:custom-shape draw:name="Gerade Verbindung mit Pfeil 77_0" draw:style-name="gr22" draw:text-style-name="P18" draw:layer="layout" svg:width="3.799cm" svg:height="0.001cm" svg:x="17.028cm" svg:y="8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9" draw:style-name="gr58" draw:text-style-name="P15" draw:layer="layout" svg:width="0.599cm" svg:height="0.599cm" svg:x="16.418cm" svg:y="7.80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0" draw:style-name="gr24" draw:text-style-name="P18" draw:layer="layout" svg:width="1.799cm" svg:height="0.001cm" svg:x="14.608cm" svg:y="8.1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0" draw:style-name="gr25" draw:text-style-name="P11" draw:layer="layout" svg:width="2.199cm" svg:height="1.399cm" svg:x="20.818cm" svg:y="7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0" draw:style-name="gr25" draw:text-style-name="P11" draw:layer="layout" svg:width="2.199cm" svg:height="1.399cm" svg:x="12.398cm" svg:y="7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5" draw:style-name="gr26" draw:text-style-name="P18" draw:layer="layout" svg:width="0.001cm" svg:height="2.779cm" svg:x="21.998cm" svg:y="4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5" draw:style-name="gr27" draw:text-style-name="P18" draw:layer="layout" svg:width="0.001cm" svg:height="1.774cm" svg:x="16.708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0" draw:style-name="gr7" draw:text-style-name="P7" draw:layer="layout" svg:width="1.556cm" svg:height="1.675cm" svg:x="15.948cm" svg:y="4.3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25" draw:style-name="gr29" draw:text-style-name="P20" draw:layer="layout" svg:width="1.269cm" svg:height="0.846cm" svg:x="12.961cm" svg:y="7.711cm">
          <draw:object-ole draw:class-id="00000000-0000-0000-0000-000000000000" xlink:href="./Object 76" xlink:type="simple" xlink:show="embed" xlink:actuate="onLoad">
            <loext:p/>
          </draw:object-ole>
          <draw:image xlink:href="./ObjectReplacements/Object 76" xlink:type="simple" xlink:show="embed" xlink:actuate="onLoad"/>
        </draw:frame>
        <draw:frame draw:name="Object 41_0" draw:style-name="gr29" draw:text-style-name="P20" draw:layer="layout" svg:width="0.846cm" svg:height="0.846cm" svg:x="21.649cm" svg:y="7.733cm">
          <draw:object-ole draw:class-id="00000000-0000-0000-0000-000000000000" xlink:href="./Object 77" xlink:type="simple" xlink:show="embed" xlink:actuate="onLoad">
            <loext:p/>
          </draw:object-ole>
          <draw:image xlink:href="./ObjectReplacements/Object 77" xlink:type="simple" xlink:show="embed" xlink:actuate="onLoad"/>
        </draw:frame>
        <draw:custom-shape draw:name="Ellipse 22_13" draw:style-name="gr59" draw:text-style-name="P15" draw:layer="layout" svg:width="0.599cm" svg:height="0.599cm" svg:x="18.828cm" svg:y="13.1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6" draw:style-name="gr25" draw:text-style-name="P11" draw:layer="layout" svg:width="2.199cm" svg:height="1.399cm" svg:x="18.048cm" svg:y="10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4" draw:style-name="gr57" draw:text-style-name="P18" draw:layer="layout" svg:width="0.899cm" svg:height="0.846cm" svg:x="18.773cm" svg:y="10.486cm">
          <draw:object-ole draw:class-id="00000000-0000-0000-0000-000000000000" xlink:href="./Object 78" xlink:type="simple" xlink:show="embed" xlink:actuate="onLoad">
            <loext:p/>
          </draw:object-ole>
          <draw:image xlink:href="./ObjectReplacements/Object 78" xlink:type="simple" xlink:show="embed" xlink:actuate="onLoad"/>
        </draw:frame>
        <draw:custom-shape draw:name="Ellipse 29_1" draw:style-name="gr60" draw:text-style-name="P15" draw:layer="layout" svg:width="0.599cm" svg:height="0.599cm" svg:x="18.828cm" svg:y="9.13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1" draw:style-name="gr61" draw:text-style-name="P18" draw:layer="layout" svg:width="2.249cm" svg:height="0.001cm" svg:x="16.604cm" svg:y="13.4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1" draw:style-name="gr62" draw:text-style-name="P18" draw:layer="layout" svg:width="4.049cm" svg:height="0.001cm" svg:x="19.448cm" svg:y="9.43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1">
          <draw:custom-shape draw:name="Ellipse 33_1" draw:style-name="gr6" draw:text-style-name="P6" draw:layer="layout" svg:width="1.556cm" svg:height="1.675cm" svg:x="23.492cm" svg:y="8.6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6" draw:style-name="gr63" draw:text-style-name="P23" draw:layer="layout" svg:width="0.74cm" svg:height="0.793cm" svg:x="23.942cm" svg:y="9.088cm">
            <draw:object-ole draw:class-id="00000000-0000-0000-0000-000000000000" xlink:href="./Object 79" xlink:type="simple" xlink:show="embed" xlink:actuate="onLoad">
              <loext:p/>
            </draw:object-ole>
            <draw:image xlink:href="./ObjectReplacements/Object 79" xlink:type="simple" xlink:show="embed" xlink:actuate="onLoad"/>
          </draw:frame>
        </draw:g>
        <draw:custom-shape draw:name="Ellipse 35_1" draw:style-name="gr64" draw:text-style-name="P15" draw:layer="layout" svg:width="0.599cm" svg:height="0.599cm" svg:x="18.848cm" svg:y="7.80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_0" draw:style-name="gr65" draw:text-style-name="P15" draw:layer="layout" svg:width="0.599cm" svg:height="0.599cm" svg:x="21.698cm" svg:y="5.13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_0" draw:style-name="gr66" draw:text-style-name="P18" draw:layer="layout" svg:width="1.249cm" svg:height="0.001cm" svg:x="22.308cm" svg:y="5.4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_0" draw:style-name="gr67" draw:text-style-name="P24" draw:layer="layout" svg:width="1.556cm" svg:height="1.675cm" svg:x="23.488cm" svg:y="4.6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6.2cm" svg:y="4.634cm">
          <draw:text-box>
            <text:p><text:span text:style-name="T1">e</text:span><text:span text:style-name="T2">[t]</text:span></text:p>
          </draw:text-box>
        </draw:frame>
        <draw:frame draw:style-name="gr28" draw:text-style-name="P19" draw:layer="layout" svg:width="1.224cm" svg:height="0.962cm" svg:x="23.62cm" svg:y="4.888cm">
          <draw:text-box>
            <text:p><text:span text:style-name="T1">o</text:span><text:span text:style-name="T2">[</text:span><text:span text:style-name="T2">t]</text:span></text:p>
          </draw:text-box>
        </draw:frame>
        <draw:g draw:name="Gruppieren 24_7">
          <draw:custom-shape draw:name="Rechteck 25_7" draw:style-name="gr15" draw:text-style-name="P17" draw:layer="layout" svg:width="1.399cm" svg:height="0.799cm" svg:x="18.359cm" svg:y="11.933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11">
          <draw:custom-shape draw:name="Rechteck 25_11" draw:style-name="gr15" draw:text-style-name="P17" draw:layer="layout" svg:width="1.399cm" svg:height="0.799cm" svg:x="21.259cm" svg:y="6.233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35" draw:text-style-name="P21" draw:layer="layout" svg:x1="12.017cm" svg:y1="1.73cm" svg:x2="12.017cm" svg:y2="17.184cm" svg:d="M12017 1730v15454" svg:viewBox="0 0 1 15455">
          <text:p/>
        </draw:connector>
        <presentation:notes draw:style-name="dp3">
          <draw:page-thumbnail draw:style-name="gr10" draw:layer="layout" svg:width="19.798cm" svg:height="11.136cm" svg:x="0.6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custom-shape draw:name="Gerade Verbindung mit Pfeil 48_11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1" draw:style-name="gr1" draw:text-style-name="P1" xml:id="id13" draw:id="id13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4" draw:style-name="gr2" draw:text-style-name="P2" draw:layer="layout" svg:width="1.269cm" svg:height="0.793cm" svg:x="11.288cm" svg:y="12.975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custom-shape draw:name="Ellipse 38_14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4" draw:style-name="gr4" draw:text-style-name="P4" draw:layer="layout" svg:width="0.899cm" svg:height="0.793cm" svg:x="14.839cm" svg:y="14.526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name="Gerade Verbindung mit Pfeil 75_9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2">
          <draw:custom-shape draw:name="Ellipse 74_12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1" draw:style-name="gr2" draw:text-style-name="P2" draw:layer="layout" svg:width="0.899cm" svg:height="0.793cm" svg:x="17.57cm" svg:y="3.406cm">
            <draw:object-ole draw:class-id="00000000-0000-0000-0000-000000000000" xlink:href="./Object 24" xlink:type="simple" xlink:show="embed" xlink:actuate="onLoad">
              <loext:p/>
            </draw:object-ole>
            <draw:image xlink:href="./ObjectReplacements/Object 24" xlink:type="simple" xlink:show="embed" xlink:actuate="onLoad"/>
          </draw:frame>
        </draw:g>
        <draw:custom-shape draw:name="Gerade Verbindung mit Pfeil 84_11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1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1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8" draw:style-name="gr68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onnector draw:style-name="gr35" draw:text-style-name="P21" draw:layer="layout" draw:line-skew="-0.877cm" svg:x1="11.039cm" svg:y1="13.487cm" svg:x2="17.98cm" svg:y2="8.08cm" draw:start-shape="id13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">
        <draw:custom-shape draw:name="Gerade Verbindung mit Pfeil 48_10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0" draw:style-name="gr1" draw:text-style-name="P1" xml:id="id14" draw:id="id14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3" draw:style-name="gr2" draw:text-style-name="P2" draw:layer="layout" svg:width="1.269cm" svg:height="0.793cm" svg:x="11.288cm" svg:y="12.975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custom-shape draw:name="Ellipse 38_13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3" draw:style-name="gr4" draw:text-style-name="P4" draw:layer="layout" svg:width="0.899cm" svg:height="0.793cm" svg:x="14.839cm" svg:y="14.526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name="Gerade Verbindung mit Pfeil 75_8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1">
          <draw:custom-shape draw:name="Ellipse 74_11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0" draw:style-name="gr2" draw:text-style-name="P2" draw:layer="layout" svg:width="0.899cm" svg:height="0.793cm" svg:x="17.57cm" svg:y="3.406cm">
            <draw:object-ole draw:class-id="00000000-0000-0000-0000-000000000000" xlink:href="./Object 21" xlink:type="simple" xlink:show="embed" xlink:actuate="onLoad">
              <loext:p/>
            </draw:object-ole>
            <draw:image xlink:href="./ObjectReplacements/Object 21" xlink:type="simple" xlink:show="embed" xlink:actuate="onLoad"/>
          </draw:frame>
        </draw:g>
        <draw:custom-shape draw:name="Gerade Verbindung mit Pfeil 84_10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0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0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6" draw:style-name="gr69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7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9" draw:style-name="gr34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onnector draw:style-name="gr35" draw:text-style-name="P21" draw:layer="layout" draw:line-skew="-0.877cm" svg:x1="11.039cm" svg:y1="13.487cm" svg:x2="17.98cm" svg:y2="8.08cm" draw:start-shape="id14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">
        <draw:custom-shape draw:name="Gerade Verbindung mit Pfeil 48_9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9" draw:style-name="gr1" draw:text-style-name="P1" xml:id="id15" draw:id="id15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2" draw:style-name="gr2" draw:text-style-name="P2" draw:layer="layout" svg:width="1.269cm" svg:height="0.793cm" svg:x="11.288cm" svg:y="12.97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38_12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2" draw:style-name="gr4" draw:text-style-name="P4" draw:layer="layout" svg:width="0.899cm" svg:height="0.793cm" svg:x="14.839cm" svg:y="14.526cm">
          <draw:object-ole draw:class-id="00000000-0000-0000-0000-000000000000" xlink:href="./Object 56" xlink:type="simple" xlink:show="embed" xlink:actuate="onLoad">
            <loext:p/>
          </draw:object-ole>
          <draw:image xlink:href="./ObjectReplacements/Object 56" xlink:type="simple" xlink:show="embed" xlink:actuate="onLoad"/>
        </draw:frame>
        <draw:custom-shape draw:name="Gerade Verbindung mit Pfeil 75_7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0">
          <draw:custom-shape draw:name="Ellipse 74_10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9" draw:style-name="gr2" draw:text-style-name="P2" draw:layer="layout" svg:width="0.899cm" svg:height="0.793cm" svg:x="17.57cm" svg:y="3.406cm">
            <draw:object-ole draw:class-id="00000000-0000-0000-0000-000000000000" xlink:href="./Object 57" xlink:type="simple" xlink:show="embed" xlink:actuate="onLoad">
              <loext:p/>
            </draw:object-ole>
            <draw:image xlink:href="./ObjectReplacements/Object 57" xlink:type="simple" xlink:show="embed" xlink:actuate="onLoad"/>
          </draw:frame>
        </draw:g>
        <draw:custom-shape draw:name="Gerade Verbindung mit Pfeil 84_9" draw:style-name="gr31" draw:text-style-name="P18" draw:layer="layout" svg:width="0.044cm" svg:height="3.511cm" svg:x="17.99cm" svg:y="4.6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9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9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7" draw:style-name="gr70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6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8" draw:style-name="gr34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onnector draw:style-name="gr35" draw:text-style-name="P21" draw:layer="layout" draw:line-skew="-0.877cm" svg:x1="11.039cm" svg:y1="13.487cm" svg:x2="17.98cm" svg:y2="8.08cm" draw:start-shape="id15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">
        <draw:custom-shape draw:name="Gerade Verbindung mit Pfeil 48_7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7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7" draw:style-name="gr2" draw:text-style-name="P2" draw:layer="layout" svg:width="1.269cm" svg:height="0.793cm" svg:x="11.288cm" svg:y="12.975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name="Ellipse 38_7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7" draw:style-name="gr4" draw:text-style-name="P4" draw:layer="layout" svg:width="0.899cm" svg:height="0.793cm" svg:x="14.839cm" svg:y="14.526cm">
          <draw:object-ole draw:class-id="00000000-0000-0000-0000-000000000000" xlink:href="./Object 46" xlink:type="simple" xlink:show="embed" xlink:actuate="onLoad">
            <loext:p/>
          </draw:object-ole>
          <draw:image xlink:href="./ObjectReplacements/Object 46" xlink:type="simple" xlink:show="embed" xlink:actuate="onLoad"/>
        </draw:frame>
        <draw:custom-shape draw:name="Gerade Verbindung mit Pfeil 75_5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7">
          <draw:custom-shape draw:name="Ellipse 74_7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" draw:style-name="gr2" draw:text-style-name="P2" draw:layer="layout" svg:width="0.899cm" svg:height="0.793cm" svg:x="17.57cm" svg:y="3.406cm">
            <draw:object-ole draw:class-id="00000000-0000-0000-0000-000000000000" xlink:href="./Object 50" xlink:type="simple" xlink:show="embed" xlink:actuate="onLoad">
              <loext:p/>
            </draw:object-ole>
            <draw:image xlink:href="./ObjectReplacements/Object 50" xlink:type="simple" xlink:show="embed" xlink:actuate="onLoad"/>
          </draw:frame>
        </draw:g>
        <draw:custom-shape draw:name="Gerade Verbindung mit Pfeil 77_7" draw:style-name="gr22" draw:text-style-name="P18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7" draw:style-name="gr71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81_7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7" draw:style-name="gr26" draw:text-style-name="P18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7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7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41_7" draw:style-name="gr29" draw:text-style-name="P20" draw:layer="layout" svg:width="0.846cm" svg:height="0.846cm" svg:x="17.64cm" svg:y="7.725cm">
          <draw:object-ole draw:class-id="00000000-0000-0000-0000-000000000000" xlink:href="./Object 51" xlink:type="simple" xlink:show="embed" xlink:actuate="onLoad">
            <loext:p/>
          </draw:object-ole>
          <draw:image xlink:href="./ObjectReplacements/Object 51" xlink:type="simple" xlink:show="embed" xlink:actuate="onLoad"/>
        </draw:frame>
        <draw:custom-shape draw:name="Ellipse 22_5" draw:style-name="gr72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4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4" draw:style-name="gr73" draw:text-style-name="P18" draw:layer="layout" svg:width="1.37cm" svg:height="5.344cm" draw:transform="rotate (-3.14159265358979) translate (12.409cm 13.472cm)">
          <text:p/>
          <draw:enhanced-geometry draw:mirror-horizontal="true" draw:mirror-vertical="false" svg:viewBox="0 0 0 0" draw:text-areas="0 0 ?f2 ?f3" draw:type="ooxml-bentConnector3" draw:modifiers="-134573.3041575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r</text:span><text:span text:style-name="T2">[t</text:span><text:span text:style-name="T2">]</text:span></text:p>
          </draw:text-box>
        </draw:frame>
        <draw:custom-shape draw:name="Gewinkelte Verbindung 33_5" draw:style-name="gr34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">
        <draw:custom-shape draw:name="Gerade Verbindung mit Pfeil 48_8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8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1" draw:style-name="gr2" draw:text-style-name="P2" draw:layer="layout" svg:width="1.269cm" svg:height="0.793cm" svg:x="11.288cm" svg:y="12.975cm">
          <draw:object-ole draw:class-id="00000000-0000-0000-0000-000000000000" xlink:href="./Object 52" xlink:type="simple" xlink:show="embed" xlink:actuate="onLoad">
            <loext:p/>
          </draw:object-ole>
          <draw:image xlink:href="./ObjectReplacements/Object 52" xlink:type="simple" xlink:show="embed" xlink:actuate="onLoad"/>
        </draw:frame>
        <draw:custom-shape draw:name="Ellipse 38_11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1" draw:style-name="gr4" draw:text-style-name="P4" draw:layer="layout" svg:width="0.899cm" svg:height="0.793cm" svg:x="14.839cm" svg:y="14.526cm">
          <draw:object-ole draw:class-id="00000000-0000-0000-0000-000000000000" xlink:href="./Object 53" xlink:type="simple" xlink:show="embed" xlink:actuate="onLoad">
            <loext:p/>
          </draw:object-ole>
          <draw:image xlink:href="./ObjectReplacements/Object 53" xlink:type="simple" xlink:show="embed" xlink:actuate="onLoad"/>
        </draw:frame>
        <draw:custom-shape draw:name="Gerade Verbindung mit Pfeil 75_6" draw:style-name="gr30" draw:text-style-name="P18" draw:layer="layout" svg:width="2.553cm" svg:height="0.011cm" svg:x="12.595cm" svg:y="13.46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9">
          <draw:custom-shape draw:name="Ellipse 74_9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8" draw:style-name="gr2" draw:text-style-name="P2" draw:layer="layout" svg:width="0.899cm" svg:height="0.793cm" svg:x="17.57cm" svg:y="3.406cm">
            <draw:object-ole draw:class-id="00000000-0000-0000-0000-000000000000" xlink:href="./Object 54" xlink:type="simple" xlink:show="embed" xlink:actuate="onLoad">
              <loext:p/>
            </draw:object-ole>
            <draw:image xlink:href="./ObjectReplacements/Object 54" xlink:type="simple" xlink:show="embed" xlink:actuate="onLoad"/>
          </draw:frame>
        </draw:g>
        <draw:custom-shape draw:name="Gerade Verbindung mit Pfeil 77_8" draw:style-name="gr22" draw:text-style-name="P18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8" draw:style-name="gr74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81_8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8" draw:style-name="gr26" draw:text-style-name="P18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8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8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41_8" draw:style-name="gr29" draw:text-style-name="P20" draw:layer="layout" svg:width="0.846cm" svg:height="0.846cm" svg:x="17.64cm" svg:y="7.725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custom-shape draw:name="Gewinkelte Verbindung 30_5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6" draw:style-name="gr73" draw:text-style-name="P18" draw:layer="layout" svg:width="1.37cm" svg:height="5.344cm" draw:transform="rotate (-3.14159265358979) translate (12.409cm 13.472cm)">
          <text:p/>
          <draw:enhanced-geometry draw:mirror-horizontal="true" draw:mirror-vertical="false" svg:viewBox="0 0 0 0" draw:text-areas="0 0 ?f2 ?f3" draw:type="ooxml-bentConnector3" draw:modifiers="-134573.3041575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7" draw:style-name="gr34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">
        <draw:custom-shape draw:name="Gerade Verbindung mit Pfeil 48_2" draw:style-name="gr56" draw:text-style-name="P18" draw:layer="layout" svg:width="0.001cm" svg:height="5.699cm" svg:x="15.148cm" svg:y="8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" draw:style-name="gr1" draw:text-style-name="P1" xml:id="id16" draw:id="id16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" draw:style-name="gr2" draw:text-style-name="P2" draw:layer="layout" svg:width="1.269cm" svg:height="0.793cm" svg:x="11.289cm" svg:y="12.975cm">
          <draw:object-ole draw:class-id="00000000-0000-0000-0000-000000000000" xlink:href="./Object 58" xlink:type="simple" xlink:show="embed" xlink:actuate="onLoad">
            <loext:p/>
          </draw:object-ole>
          <draw:image xlink:href="./ObjectReplacements/Object 58" xlink:type="simple" xlink:show="embed" xlink:actuate="onLoad"/>
        </draw:frame>
        <draw:custom-shape draw:name="Ellipse 38_2" draw:style-name="gr3" draw:text-style-name="P3" xml:id="id18" draw:id="id18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4" draw:text-style-name="P4" draw:layer="layout" svg:width="0.899cm" svg:height="0.793cm" svg:x="14.84cm" svg:y="14.526cm">
          <draw:object-ole draw:class-id="00000000-0000-0000-0000-000000000000" xlink:href="./Object 59" xlink:type="simple" xlink:show="embed" xlink:actuate="onLoad">
            <loext:p/>
          </draw:object-ole>
          <draw:image xlink:href="./ObjectReplacements/Object 59" xlink:type="simple" xlink:show="embed" xlink:actuate="onLoad"/>
        </draw:frame>
        <draw:g draw:name="Gruppieren 86_2">
          <draw:custom-shape draw:name="Ellipse 74_2" draw:style-name="gr75" draw:text-style-name="P26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8" draw:style-name="gr76" draw:text-style-name="P27" draw:layer="layout" svg:width="0.899cm" svg:height="0.793cm" svg:x="17.571cm" svg:y="3.406cm">
            <draw:object-ole draw:class-id="00000000-0000-0000-0000-000000000000" xlink:href="./Object 60" xlink:type="simple" xlink:show="embed" xlink:actuate="onLoad">
              <loext:p/>
            </draw:object-ole>
            <draw:image xlink:href="./ObjectReplacements/Object 60" xlink:type="simple" xlink:show="embed" xlink:actuate="onLoad"/>
          </draw:frame>
        </draw:g>
        <draw:custom-shape draw:name="Gerade Verbindung mit Pfeil 77_2" draw:style-name="gr22" draw:text-style-name="P18" draw:layer="layout" svg:width="3.799cm" svg:height="0.001cm" svg:x="13.02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" draw:style-name="gr77" draw:text-style-name="P15" draw:layer="layout" svg:width="0.599cm" svg:height="0.599cm" svg:x="12.41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2" draw:style-name="gr24" draw:text-style-name="P18" draw:layer="layout" svg:width="1.799cm" svg:height="0.001cm" svg:x="10.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2" draw:style-name="gr25" draw:text-style-name="P11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25" draw:text-style-name="P11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2" draw:style-name="gr26" draw:text-style-name="P18" draw:layer="layout" svg:width="0.001cm" svg:height="2.779cm" svg:x="17.9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2" draw:style-name="gr27" draw:text-style-name="P18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" draw:style-name="gr7" draw:text-style-name="P7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0" draw:style-name="gr29" draw:text-style-name="P20" draw:layer="layout" svg:width="1.269cm" svg:height="0.846cm" svg:x="8.953cm" svg:y="7.703cm">
          <draw:object-ole draw:class-id="00000000-0000-0000-0000-000000000000" xlink:href="./Object 61" xlink:type="simple" xlink:show="embed" xlink:actuate="onLoad">
            <loext:p/>
          </draw:object-ole>
          <draw:image xlink:href="./ObjectReplacements/Object 61" xlink:type="simple" xlink:show="embed" xlink:actuate="onLoad"/>
        </draw:frame>
        <draw:frame draw:name="Object 41_2" draw:style-name="gr29" draw:text-style-name="P20" draw:layer="layout" svg:width="0.846cm" svg:height="0.846cm" svg:x="17.641cm" svg:y="7.725cm">
          <draw:object-ole draw:class-id="00000000-0000-0000-0000-000000000000" xlink:href="./Object 62" xlink:type="simple" xlink:show="embed" xlink:actuate="onLoad">
            <loext:p/>
          </draw:object-ole>
          <draw:image xlink:href="./ObjectReplacements/Object 62" xlink:type="simple" xlink:show="embed" xlink:actuate="onLoad"/>
        </draw:frame>
        <draw:custom-shape draw:name="Ellipse 22_1" draw:style-name="gr78" draw:text-style-name="P15" draw:layer="layout" svg:width="0.599cm" svg:height="0.599cm" svg:x="14.82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0">
          <draw:custom-shape draw:name="Rechteck 25_0" draw:style-name="gr15" draw:text-style-name="P17" draw:layer="layout" svg:width="1.399cm" svg:height="0.799cm" svg:x="14.351cm" svg:y="11.9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1" draw:style-name="gr25" draw:text-style-name="P11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1" draw:style-name="gr29" draw:text-style-name="P20" draw:layer="layout" svg:width="0.899cm" svg:height="0.846cm" svg:x="14.765cm" svg:y="10.478cm">
          <draw:object-ole draw:class-id="00000000-0000-0000-0000-000000000000" xlink:href="./Object 63" xlink:type="simple" xlink:show="embed" xlink:actuate="onLoad">
            <loext:p/>
          </draw:object-ole>
          <draw:image xlink:href="./ObjectReplacements/Object 63" xlink:type="simple" xlink:show="embed" xlink:actuate="onLoad"/>
        </draw:frame>
        <draw:custom-shape draw:name="Ellipse 29_0" draw:style-name="gr79" draw:text-style-name="P15" draw:layer="layout" svg:width="0.599cm" svg:height="0.599cm" svg:x="14.82cm" svg:y="9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0" draw:style-name="gr61" draw:text-style-name="P18" draw:layer="layout" svg:width="2.249cm" svg:height="0.001cm" svg:x="12.596cm" svg:y="13.4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62" draw:text-style-name="P18" draw:layer="layout" svg:width="4.049cm" svg:height="0.001cm" svg:x="15.44cm" svg:y="9.426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0" xml:id="id17" draw:id="id17">
          <draw:custom-shape draw:name="Ellipse 33_0" draw:style-name="gr6" draw:text-style-name="P6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1" draw:style-name="gr63" draw:text-style-name="P23" draw:layer="layout" svg:width="0.74cm" svg:height="0.793cm" svg:x="19.934cm" svg:y="9.08cm">
            <draw:object-ole draw:class-id="00000000-0000-0000-0000-000000000000" xlink:href="./Object 64" xlink:type="simple" xlink:show="embed" xlink:actuate="onLoad">
              <loext:p/>
            </draw:object-ole>
            <draw:image xlink:href="./ObjectReplacements/Object 64" xlink:type="simple" xlink:show="embed" xlink:actuate="onLoad"/>
          </draw:frame>
        </draw:g>
        <draw:custom-shape draw:name="Ellipse 35_0" draw:style-name="gr80" draw:text-style-name="P15" draw:layer="layout" svg:width="0.599cm" svg:height="0.599cm" svg:x="14.84cm" svg:y="7.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 text:style-name="P28"><text:span text:style-name="T1">e</text:span><text:span text:style-name="T2">[t]</text:span></text:p>
          </draw:text-box>
        </draw:frame>
        <draw:connector draw:style-name="gr81" draw:text-style-name="P29" draw:layer="layout" draw:line-skew="1.931cm 0.549cm" svg:x1="11.818cm" svg:y1="14.325cm" svg:x2="21.04cm" svg:y2="9.437cm" draw:start-shape="id16" draw:start-glue-point="2" draw:end-shape="id17" draw:end-glue-point="1" svg:d="M11818 14325v2439h10280v-7327h-1058" svg:viewBox="0 0 10281 7328">
          <text:p/>
        </draw:connector>
        <draw:connector draw:style-name="gr81" draw:text-style-name="P29" draw:layer="layout" svg:x1="15.148cm" svg:y1="15.775cm" svg:x2="20.262cm" svg:y2="10.275cm" draw:start-shape="id18" draw:start-glue-point="2" draw:end-shape="id17" draw:end-glue-point="2" svg:d="M15148 15775v508h5114v-6008" svg:viewBox="0 0 5115 6009">
          <text:p/>
        </draw:connector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">
        <draw:custom-shape draw:name="Gerade Verbindung mit Pfeil 48_6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6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6" draw:style-name="gr2" draw:text-style-name="P2" draw:layer="layout" svg:width="1.269cm" svg:height="0.793cm" svg:x="11.288cm" svg:y="12.97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Ellipse 38_6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6" draw:style-name="gr4" draw:text-style-name="P4" draw:layer="layout" svg:width="0.899cm" svg:height="0.793cm" svg:x="14.839cm" svg:y="14.526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75_4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6">
          <draw:custom-shape draw:name="Ellipse 74_6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7" draw:style-name="gr2" draw:text-style-name="P2" draw:layer="layout" svg:width="0.899cm" svg:height="0.793cm" svg:x="17.57cm" svg:y="3.406cm">
            <draw:object-ole draw:class-id="00000000-0000-0000-0000-000000000000" xlink:href="./Object 39" xlink:type="simple" xlink:show="embed" xlink:actuate="onLoad">
              <loext:p/>
            </draw:object-ole>
            <draw:image xlink:href="./ObjectReplacements/Object 39" xlink:type="simple" xlink:show="embed" xlink:actuate="onLoad"/>
          </draw:frame>
        </draw:g>
        <draw:custom-shape draw:name="Gerade Verbindung mit Pfeil 77_6" draw:style-name="gr22" draw:text-style-name="P18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6" draw:style-name="gr82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6" draw:style-name="gr24" draw:text-style-name="P18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6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6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6" draw:style-name="gr26" draw:text-style-name="P18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6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6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6" draw:style-name="gr29" draw:text-style-name="P20" draw:layer="layout" svg:width="1.269cm" svg:height="0.846cm" svg:x="8.952cm" svg:y="7.703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41_6" draw:style-name="gr29" draw:text-style-name="P20" draw:layer="layout" svg:width="0.846cm" svg:height="0.846cm" svg:x="17.64cm" svg:y="7.725cm">
          <draw:object-ole draw:class-id="00000000-0000-0000-0000-000000000000" xlink:href="./Object 43" xlink:type="simple" xlink:show="embed" xlink:actuate="onLoad">
            <loext:p/>
          </draw:object-ole>
          <draw:image xlink:href="./ObjectReplacements/Object 43" xlink:type="simple" xlink:show="embed" xlink:actuate="onLoad"/>
        </draw:frame>
        <draw:custom-shape draw:name="Ellipse 22_4" draw:style-name="gr83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1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2" draw:style-name="gr84" draw:text-style-name="P18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_1" draw:style-name="gr8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1" draw:style-name="gr8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">
        <draw:custom-shape draw:name="Gerade Verbindung mit Pfeil 48_5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5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2" draw:text-style-name="P2" draw:layer="layout" svg:width="1.269cm" svg:height="0.793cm" svg:x="11.288cm" svg:y="12.97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Ellipse 38_5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4" draw:text-style-name="P4" draw:layer="layout" svg:width="0.899cm" svg:height="0.793cm" svg:x="14.839cm" svg:y="14.526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Gerade Verbindung mit Pfeil 75_3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5">
          <draw:custom-shape draw:name="Ellipse 74_5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4" draw:style-name="gr2" draw:text-style-name="P2" draw:layer="layout" svg:width="0.899cm" svg:height="0.793cm" svg:x="17.57cm" svg:y="3.406cm">
            <draw:object-ole draw:class-id="00000000-0000-0000-0000-000000000000" xlink:href="./Object 20" xlink:type="simple" xlink:show="embed" xlink:actuate="onLoad">
              <loext:p/>
            </draw:object-ole>
            <draw:image xlink:href="./ObjectReplacements/Object 20" xlink:type="simple" xlink:show="embed" xlink:actuate="onLoad"/>
          </draw:frame>
        </draw:g>
        <draw:custom-shape draw:name="Gerade Verbindung mit Pfeil 77_5" draw:style-name="gr22" draw:text-style-name="P18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5" draw:style-name="gr86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5" draw:style-name="gr24" draw:text-style-name="P18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5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5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5" draw:style-name="gr26" draw:text-style-name="P18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5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5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9" draw:style-name="gr29" draw:text-style-name="P20" draw:layer="layout" svg:width="1.269cm" svg:height="0.846cm" svg:x="8.952cm" svg:y="7.703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41_5" draw:style-name="gr29" draw:text-style-name="P20" draw:layer="layout" svg:width="0.846cm" svg:height="0.846cm" svg:x="17.64cm" svg:y="7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custom-shape draw:name="Ellipse 22_3" draw:style-name="gr87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2">
          <draw:custom-shape draw:name="Rechteck 25_2" draw:style-name="gr88" draw:text-style-name="P31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2" draw:style-name="gr85" draw:text-style-name="P18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3" draw:style-name="gr25" draw:text-style-name="P11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3" draw:style-name="gr29" draw:text-style-name="P20" draw:layer="layout" svg:width="0.899cm" svg:height="0.846cm" svg:x="14.764cm" svg:y="10.478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Gewinkelte Verbindung 30_3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1" draw:style-name="gr84" draw:text-style-name="P18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_3" draw:style-name="gr8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3" draw:style-name="gr8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">
        <draw:custom-shape draw:name="Gerade Verbindung mit Pfeil 48_1" draw:style-name="gr56" draw:text-style-name="P18" draw:layer="layout" svg:width="0.001cm" svg:height="5.699cm" svg:x="15.148cm" svg:y="8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" draw:style-name="gr1" draw:text-style-name="P1" xml:id="id21" draw:id="id21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" draw:style-name="gr57" draw:text-style-name="P18" draw:layer="layout" svg:width="1.269cm" svg:height="0.793cm" svg:x="11.289cm" svg:y="12.975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Ellipse 38_1" draw:style-name="gr3" draw:text-style-name="P3" xml:id="id19" draw:id="id19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4" draw:text-style-name="P4" draw:layer="layout" svg:width="0.899cm" svg:height="0.793cm" svg:x="14.84cm" svg:y="14.5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g draw:name="Gruppieren 86_1">
          <draw:custom-shape draw:name="Ellipse 74_1" draw:style-name="gr1" draw:text-style-name="P1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" draw:style-name="gr2" draw:text-style-name="P2" draw:layer="layout" svg:width="0.899cm" svg:height="0.793cm" svg:x="17.571cm" svg:y="3.406cm">
            <draw:object-ole draw:class-id="00000000-0000-0000-0000-000000000000" xlink:href="./Object 10" xlink:type="simple" xlink:show="embed" xlink:actuate="onLoad">
              <loext:p/>
            </draw:object-ole>
            <draw:image xlink:href="./ObjectReplacements/Object 10" xlink:type="simple" xlink:show="embed" xlink:actuate="onLoad"/>
          </draw:frame>
        </draw:g>
        <draw:custom-shape draw:name="Gerade Verbindung mit Pfeil 77_1" draw:style-name="gr22" draw:text-style-name="P18" draw:layer="layout" svg:width="3.799cm" svg:height="0.001cm" svg:x="13.02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" draw:style-name="gr89" draw:text-style-name="P15" draw:layer="layout" svg:width="0.599cm" svg:height="0.599cm" svg:x="12.41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1" draw:style-name="gr24" draw:text-style-name="P18" draw:layer="layout" svg:width="1.799cm" svg:height="0.001cm" svg:x="10.6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1" draw:style-name="gr25" draw:text-style-name="P11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25" draw:text-style-name="P11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" draw:style-name="gr26" draw:text-style-name="P18" draw:layer="layout" svg:width="0.001cm" svg:height="2.779cm" svg:x="17.9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" draw:style-name="gr27" draw:text-style-name="P18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1" draw:style-name="gr7" draw:text-style-name="P7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5" draw:style-name="gr29" draw:text-style-name="P20" draw:layer="layout" svg:width="1.269cm" svg:height="0.846cm" svg:x="8.953cm" svg:y="7.703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1_1" draw:style-name="gr29" draw:text-style-name="P20" draw:layer="layout" svg:width="0.846cm" svg:height="0.846cm" svg:x="17.641cm" svg:y="7.72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Ellipse 22_0" draw:style-name="gr90" draw:text-style-name="P15" draw:layer="layout" svg:width="0.599cm" svg:height="0.599cm" svg:x="14.82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0" draw:style-name="gr25" draw:text-style-name="P11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0" draw:style-name="gr57" draw:text-style-name="P18" draw:layer="layout" svg:width="0.899cm" svg:height="0.846cm" svg:x="14.765cm" svg:y="10.4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Ellipse 29" draw:style-name="gr91" draw:text-style-name="P15" draw:layer="layout" svg:width="0.599cm" svg:height="0.599cm" svg:x="14.82cm" svg:y="9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" draw:style-name="gr61" draw:text-style-name="P18" draw:layer="layout" svg:width="2.249cm" svg:height="0.001cm" svg:x="12.596cm" svg:y="13.4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62" draw:text-style-name="P18" draw:layer="layout" svg:width="4.049cm" svg:height="0.001cm" svg:x="15.44cm" svg:y="9.426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">
          <draw:custom-shape draw:name="Ellipse 33" draw:style-name="gr6" draw:text-style-name="P6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6" draw:style-name="gr63" draw:text-style-name="P23" draw:layer="layout" svg:width="0.74cm" svg:height="0.793cm" svg:x="19.934cm" svg:y="9.08cm">
            <draw:object-ole draw:class-id="00000000-0000-0000-0000-000000000000" xlink:href="./Object 15" xlink:type="simple" xlink:show="embed" xlink:actuate="onLoad">
              <loext:p/>
            </draw:object-ole>
            <draw:image xlink:href="./ObjectReplacements/Object 15" xlink:type="simple" xlink:show="embed" xlink:actuate="onLoad"/>
          </draw:frame>
        </draw:g>
        <draw:custom-shape draw:name="Ellipse 35" draw:style-name="gr92" draw:text-style-name="P15" draw:layer="layout" svg:width="0.599cm" svg:height="0.599cm" svg:x="14.84cm" svg:y="7.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" draw:style-name="gr93" draw:text-style-name="P15" draw:layer="layout" svg:width="0.599cm" svg:height="0.599cm" svg:x="17.69cm" svg:y="5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" draw:style-name="gr66" draw:text-style-name="P18" draw:layer="layout" svg:width="1.249cm" svg:height="0.001cm" svg:x="18.3cm" svg:y="5.4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" draw:style-name="gr67" draw:text-style-name="P24" xml:id="id20" draw:id="id20" draw:layer="layout" svg:width="1.556cm" svg:height="1.675cm" svg:x="19.48cm" svg:y="4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draw:frame draw:style-name="gr28" draw:text-style-name="P19" draw:layer="layout" svg:width="1.224cm" svg:height="0.962cm" svg:x="19.612cm" svg:y="4.88cm">
          <draw:text-box>
            <text:p><text:span text:style-name="T1">o</text:span><text:span text:style-name="T2">[t]</text:span></text:p>
          </draw:text-box>
        </draw:frame>
        <draw:g draw:name="Gruppieren 24_3">
          <draw:custom-shape draw:name="Rechteck 25_3" draw:style-name="gr15" draw:text-style-name="P17" draw:layer="layout" svg:width="1.399cm" svg:height="0.799cm" svg:x="14.351cm" svg:y="11.9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4">
          <draw:custom-shape draw:name="Rechteck 25_4" draw:style-name="gr15" draw:text-style-name="P17" draw:layer="layout" svg:width="1.399cm" svg:height="0.799cm" svg:x="17.251cm" svg:y="6.2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81" draw:text-style-name="P29" draw:layer="layout" draw:line-skew="0cm 0.299cm" svg:x1="15.148cm" svg:y1="15.775cm" svg:x2="21.036cm" svg:y2="5.447cm" draw:start-shape="id19" draw:start-glue-point="2" draw:end-shape="id20" draw:end-glue-point="1" svg:d="M15148 15775v508h6696v-10836h-808" svg:viewBox="0 0 6697 10837">
          <text:p/>
        </draw:connector>
        <draw:connector draw:style-name="gr81" draw:text-style-name="P29" draw:layer="layout" draw:line-skew="1.931cm 7.076cm -0.29cm" svg:x1="11.818cm" svg:y1="14.325cm" svg:x2="20.258cm" svg:y2="4.61cm" draw:start-shape="id21" draw:start-glue-point="2" draw:end-shape="id20" draw:end-glue-point="0" svg:d="M11818 14325v2439h11296v-12954h-2856v800" svg:viewBox="0 0 11297 12955">
          <text:p/>
        </draw:connector>
        <presentation:notes draw:style-name="dp3">
          <draw:page-thumbnail draw:style-name="gr10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">
        <draw:custom-shape draw:name="Gerade Verbindung mit Pfeil 48_3" draw:style-name="gr20" draw:text-style-name="P18" draw:layer="layout" svg:width="0.001cm" svg:height="5.999cm" svg:x="15.147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3" draw:style-name="gr75" draw:text-style-name="P26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76" draw:text-style-name="P27" draw:layer="layout" svg:width="1.269cm" svg:height="0.793cm" svg:x="11.288cm" svg:y="12.975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8_3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4" draw:text-style-name="P4" draw:layer="layout" svg:width="0.899cm" svg:height="0.793cm" svg:x="14.839cm" svg:y="14.526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Gerade Verbindung mit Pfeil 75_1" draw:style-name="gr61" draw:text-style-name="P18" draw:layer="layout" svg:width="2.249cm" svg:height="0.001cm" svg:x="12.595cm" svg:y="13.471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3">
          <draw:custom-shape draw:name="Ellipse 74_3" draw:style-name="gr75" draw:text-style-name="P26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2" draw:style-name="gr76" draw:text-style-name="P27" draw:layer="layout" svg:width="0.899cm" svg:height="0.793cm" svg:x="17.57cm" svg:y="3.406cm">
            <draw:object-ole draw:class-id="00000000-0000-0000-0000-000000000000" xlink:href="./Object 27" xlink:type="simple" xlink:show="embed" xlink:actuate="onLoad">
              <loext:p/>
            </draw:object-ole>
            <draw:image xlink:href="./ObjectReplacements/Object 27" xlink:type="simple" xlink:show="embed" xlink:actuate="onLoad"/>
          </draw:frame>
        </draw:g>
        <draw:custom-shape draw:name="Gerade Verbindung mit Pfeil 77_3" draw:style-name="gr22" draw:text-style-name="P18" draw:layer="layout" svg:width="3.799cm" svg:height="0.001cm" svg:x="13.019cm" svg:y="8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3" draw:style-name="gr94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3" draw:style-name="gr24" draw:text-style-name="P18" draw:layer="layout" svg:width="1.799cm" svg:height="0.001cm" svg:x="10.599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3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3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3" draw:style-name="gr26" draw:text-style-name="P18" draw:layer="layout" svg:width="0.001cm" svg:height="2.779cm" svg:x="17.989cm" svg:y="4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3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3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4" draw:style-name="gr29" draw:text-style-name="P20" draw:layer="layout" svg:width="1.269cm" svg:height="0.846cm" svg:x="8.952cm" svg:y="7.70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41_3" draw:style-name="gr29" draw:text-style-name="P20" draw:layer="layout" svg:width="0.846cm" svg:height="0.846cm" svg:x="17.64cm" svg:y="7.7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custom-shape draw:name="Ellipse 22_2" draw:style-name="gr95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1">
          <draw:custom-shape draw:name="Rechteck 25_1" draw:style-name="gr88" draw:text-style-name="P31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1" draw:style-name="gr85" draw:text-style-name="P18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2" draw:style-name="gr25" draw:text-style-name="P11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2" draw:style-name="gr29" draw:text-style-name="P20" draw:layer="layout" svg:width="0.899cm" svg:height="0.846cm" svg:x="14.764cm" svg:y="10.478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custom-shape draw:name="Gewinkelte Verbindung 30_2" draw:style-name="gr33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0" draw:style-name="gr84" draw:text-style-name="P18" draw:layer="layout" svg:width="0.899cm" svg:height="8.319cm" draw:transform="rotate (-3.14159265358979) translate (11.935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3_2" draw:style-name="gr8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2" draw:style-name="gr8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3">
          <draw:page-thumbnail draw:style-name="gr10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ans" svg:font-family="'Liberation Sans'" style:font-family-generic="swiss"/>
    <style:font-face style:name="Calibri" svg:font-family="Calibri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5">15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2</meta:editing-cycles>
    <meta:creation-date>2017-09-11T16:26:15</meta:creation-date>
    <dc:date>2021-12-15T16:57:54.200367270</dc:date>
    <meta:editing-duration>PT59M57S</meta:editing-duration>
    <meta:generator>LibreOffice/6.4.7.2$Linux_X86_64 LibreOffice_project/40$Build-2</meta:generator>
    <meta:document-statistic meta:object-count="54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